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6.60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PageStyle_5f_Assays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transparent"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ssay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PROJECT_NAME</text:p>
          </table:table-cell>
          <table:table-cell table:style-name="ce1" office:value-type="string" calcext:value-type="string">
            <text:p>ASSAY_ID</text:p>
          </table:table-cell>
          <table:table-cell table:style-name="ce2" office:value-type="string" calcext:value-type="string">
            <text:p>SNP_NAME</text:p>
          </table:table-cell>
          <table:table-cell table:style-name="ce1" office:value-type="string" calcext:value-type="string">
            <text:p>ASP1_NAME</text:p>
          </table:table-cell>
          <table:table-cell table:style-name="ce1" office:value-type="string" calcext:value-type="string">
            <text:p>ASP2_NAME</text:p>
          </table:table-cell>
          <table:table-cell table:style-name="ce1" office:value-type="string" calcext:value-type="string">
            <text:p>SNP_SEQ</text:p>
          </table:table-cell>
          <table:table-cell table:style-name="ce1" office:value-type="string" calcext:value-type="string">
            <text:p>ASP1_SEQ</text:p>
          </table:table-cell>
          <table:table-cell table:style-name="ce1" office:value-type="string" calcext:value-type="string">
            <text:p>ASP2_SEQ</text:p>
          </table:table-cell>
          <table:table-cell table:style-name="ce1" office:value-type="string" calcext:value-type="string">
            <text:p>LSP_SEQ</text:p>
          </table:table-cell>
          <table:table-cell table:style-name="ce1" office:value-type="string" calcext:value-type="string">
            <text:p>STA_SEQ</text:p>
          </table:table-cell>
          <table:table-cell table:style-name="ce1" office:value-type="string" calcext:value-type="string">
            <text:p>AMP_GC</text:p>
          </table:table-cell>
          <table:table-cell table:style-name="ce1" office:value-type="string" calcext:value-type="string">
            <text:p>DESIGN_ORIENTATION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57</text:p>
          </table:table-cell>
          <table:table-cell table:style-name="ce2" office:value-type="string" calcext:value-type="string">
            <text:p>Psme_SNP_contig34606_364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GAGAGCGAGGTCCCTATTTTTCTTACTCATTAGATTGCGCTTAGCGATCTCTGGAACGGGGAGAGTGGATGATATTTTCATACACAACTCCTAAAAGATGTGAA[G/T]CCAACCTCAGTGTAGACGCTCACAGCCAATACATGCAAAAATCCTGTTTGTCAAATGTGCAGAAAGGGAGAAAGAGCGTGCCAAGCATACCTTAAAATTGAGTTA</text:p>
          </table:table-cell>
          <table:table-cell table:style-name="ce1" office:value-type="string" calcext:value-type="string">
            <text:p>GCGTCTACACTGAGGTTGGC</text:p>
          </table:table-cell>
          <table:table-cell table:style-name="ce1" office:value-type="string" calcext:value-type="string">
            <text:p>GCGTCTACACTGAGGTTGGA</text:p>
          </table:table-cell>
          <table:table-cell table:style-name="ce1" office:value-type="string" calcext:value-type="string">
            <text:p>AGCGATCTCTGGAACGGGG</text:p>
          </table:table-cell>
          <table:table-cell table:style-name="ce1" office:value-type="string" calcext:value-type="string">
            <text:p>CATGTATTGGCTGTGAGCGT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61</text:p>
          </table:table-cell>
          <table:table-cell table:style-name="ce2" office:value-type="string" calcext:value-type="string">
            <text:p>Psme_SNP_isotig06376_263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GGAAGCTTGCTTTTCTTTCTCGTCATAATGCAAGAAGTAATTACAAGAATAAATGATTGCATGTTGTAGGCAAGCAGCTCACCTTGGGAATTGATTGGGAACTG[A/C]TTGTGGGTGTCCAAATTAAGGCAAGCAAGTCACCTTGGGAAATGGTTGTGGGTGTCCAAAAGTGGTCGAAAACGTTCTTCAGATTCCAGGAATCGTTGTTGGTAT</text:p>
          </table:table-cell>
          <table:table-cell table:style-name="ce1" office:value-type="string" calcext:value-type="string">
            <text:p>GCCTTAATTTGGACACCCACAAT</text:p>
          </table:table-cell>
          <table:table-cell table:style-name="ce1" office:value-type="string" calcext:value-type="string">
            <text:p>GCCTTAATTTGGACACCCACAAG</text:p>
          </table:table-cell>
          <table:table-cell table:style-name="ce1" office:value-type="string" calcext:value-type="string">
            <text:p>CAAGCAGCTCACCTTGGGA</text:p>
          </table:table-cell>
          <table:table-cell table:style-name="ce1" office:value-type="string" calcext:value-type="string">
            <text:p>CCAAGGTGACTTGCTTGCC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16</text:p>
          </table:table-cell>
          <table:table-cell table:style-name="ce2" office:value-type="string" calcext:value-type="string">
            <text:p>Psme_SNP_isotig07145_194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AATTCTGACTCTTTCTCTATCGTTCATGTGAGATTTTGCTTCTCTGTAAGCAAAATTCTGATTCTCTGTCTATCATTCATGTGATTTTGCAGGGAGGAATTAGG[A/G]ATCTCAGTCTCTGGGCAGCTCTGTTTTGTATGCAATTTCCTGATTAAGCTGCTGAATCTCATTTGGGCGTTTTTTCTCGTGTATTTATTCTGCAAGTTTTGCGTC</text:p>
          </table:table-cell>
          <table:table-cell table:style-name="ce1" office:value-type="string" calcext:value-type="string">
            <text:p>GCTGCCCAGAGACTGAGATT</text:p>
          </table:table-cell>
          <table:table-cell table:style-name="ce1" office:value-type="string" calcext:value-type="string">
            <text:p>GCTGCCCAGAGACTGAGATC</text:p>
          </table:table-cell>
          <table:table-cell table:style-name="ce1" office:value-type="string" calcext:value-type="string">
            <text:p>TGTCTATCATTCATGTGATTTTGCAGGGA</text:p>
          </table:table-cell>
          <table:table-cell table:style-name="ce1" office:value-type="string" calcext:value-type="string">
            <text:p>CAGGAAATTGCATACAAAACAGAGC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02</text:p>
          </table:table-cell>
          <table:table-cell table:style-name="ce2" office:value-type="string" calcext:value-type="string">
            <text:p>Psme_SNP_isotig07204_16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TTTAAGTATTGATTTGATGCAATCACAGAGAAAGGCATGCATCATGCATGTTCCATTAAAGGAGATGATCACGTGGCAGATGAGAGATGATCACGTGACGGGGA[C/T]GGAGTGAGAAGGCCATCCATTGCCTACATTTCTTTCTTCAAAACTGGTGATTTTTCTTCAATTCACTCCAGCCCAGAGCCCAGCAATCCATATCCCATACCAGAC</text:p>
          </table:table-cell>
          <table:table-cell table:style-name="ce1" office:value-type="string" calcext:value-type="string">
            <text:p>ATGATCACGTGACGGGGAC</text:p>
          </table:table-cell>
          <table:table-cell table:style-name="ce1" office:value-type="string" calcext:value-type="string">
            <text:p>GATGATCACGTGACGGGGAT</text:p>
          </table:table-cell>
          <table:table-cell table:style-name="ce1" office:value-type="string" calcext:value-type="string">
            <text:p>AGGCAATGGATGGCCTTCTCA</text:p>
          </table:table-cell>
          <table:table-cell table:style-name="ce1" office:value-type="string" calcext:value-type="string">
            <text:p>AGGAGATGATCACGTGGCA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74</text:p>
          </table:table-cell>
          <table:table-cell table:style-name="ce2" office:value-type="string" calcext:value-type="string">
            <text:p>Psme_SNP_isotig07218_210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GGTGTTCCCCACTGTTTAAATCTGCATACTTATTTATGAACTCTAGGAGAGATAGAGAGACATGAAACTTGTGGGGATAAGGATTTACACCAGAGCTCTTCAAT[A/G]CAGCCAAAACTTTCAACCTGTTTTCAAAGTATTGCTGCATACAAGCACATTTGAAATCAGGTTAAAATGTGAACATAGGACCCTCAGCCCTTAGTACTTAATAAT</text:p>
          </table:table-cell>
          <table:table-cell table:style-name="ce1" office:value-type="string" calcext:value-type="string">
            <text:p>AAACAGGTTGAAAGTTTTGGCTGT</text:p>
          </table:table-cell>
          <table:table-cell table:style-name="ce1" office:value-type="string" calcext:value-type="string">
            <text:p>ACAGGTTGAAAGTTTTGGCTGC</text:p>
          </table:table-cell>
          <table:table-cell table:style-name="ce1" office:value-type="string" calcext:value-type="string">
            <text:p>GGGATAAGGATTTACACCAGAGCTCTT</text:p>
          </table:table-cell>
          <table:table-cell table:style-name="ce1" office:value-type="string" calcext:value-type="string">
            <text:p>TGCTTGTATGCAGCAATACTTTGA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34</text:p>
          </table:table-cell>
          <table:table-cell table:style-name="ce2" office:value-type="string" calcext:value-type="string">
            <text:p>Psme_SNP_isotig07884_154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ATGACAAGATCATTGCATTTGCTTGGGAGCCCAAAGGCCACAGGTTTGCTATTATCCACGGGGATGGACCCAGGCCAGATGTTAGTTTCTATTCAATGAGGAGC[A/C]CTAATAATGTGGGCCGGGTTTCCAAGCTGGCCACCGTTAAAGGAAAACAAGCAAATTCCCTCTACTGGTCCCCGGTTGGACGGTTTATTATTCTTGCAGGGCTAA</text:p>
          </table:table-cell>
          <table:table-cell table:style-name="ce1" office:value-type="string" calcext:value-type="string">
            <text:p>AACCCGGCCCACATTATTAGT</text:p>
          </table:table-cell>
          <table:table-cell table:style-name="ce1" office:value-type="string" calcext:value-type="string">
            <text:p>ACCCGGCCCACATTATTAGG</text:p>
          </table:table-cell>
          <table:table-cell table:style-name="ce1" office:value-type="string" calcext:value-type="string">
            <text:p>ATGGACCCAGGCCAGATGT</text:p>
          </table:table-cell>
          <table:table-cell table:style-name="ce1" office:value-type="string" calcext:value-type="string">
            <text:p>CGGTGGCCAGCTTGGA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47</text:p>
          </table:table-cell>
          <table:table-cell table:style-name="ce2" office:value-type="string" calcext:value-type="string">
            <text:p>Psme_SNP_isotig09765_411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TTCCACTAAATGACATAAATACACTATATTACAAGTTTTGCAACTGTACAGTATCACCAGAAACAGTTAGGTTAAGAATTGTTACCAATCATTTGACAAAATTC[A/G]GACTACAGATGGCTGTCATTGCCTACCTATATTCACAGTTGAACTGTATAATACAAGGTAAAATAATACCCTCCTGAGTGATTACTACAGGCTTCTTTGGGCAAT</text:p>
          </table:table-cell>
          <table:table-cell table:style-name="ce1" office:value-type="string" calcext:value-type="string">
            <text:p>GCAATGACAGCCATCTGTAGTCT</text:p>
          </table:table-cell>
          <table:table-cell table:style-name="ce1" office:value-type="string" calcext:value-type="string">
            <text:p>GCAATGACAGCCATCTGTAGTCC</text:p>
          </table:table-cell>
          <table:table-cell table:style-name="ce1" office:value-type="string" calcext:value-type="string">
            <text:p>CAGTTAGGTTAAGAATTGTTACCAATCATTTGACA</text:p>
          </table:table-cell>
          <table:table-cell table:style-name="ce1" office:value-type="string" calcext:value-type="string">
            <text:p>CAGTTCAACTGTGAATATAGGTAGGC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46</text:p>
          </table:table-cell>
          <table:table-cell table:style-name="ce2" office:value-type="string" calcext:value-type="string">
            <text:p>Psme_SNP_isotig10419_113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CAAAACATAAGATATCTAAATAGTATCAAAACACACTAGACTTTTTTAAGCTTGTACCTTGATAGATTTTCGATACCAGTTATGGCAGTAAGCTTATTCGATGA[C/T]ACATCTAACACCTTGAGATTGACTAGAGTGGACAGTCCTTCCATTTTTGAGATGCCATTATGACTCAAATATAGCTCTTCTAAGTTGATGCACTCCTGTGATACG</text:p>
          </table:table-cell>
          <table:table-cell table:style-name="ce1" office:value-type="string" calcext:value-type="string">
            <text:p>GTTATGGCAGTAAGCTTATTCGATGAC</text:p>
          </table:table-cell>
          <table:table-cell table:style-name="ce1" office:value-type="string" calcext:value-type="string">
            <text:p>AGTTATGGCAGTAAGCTTATTCGATGAT</text:p>
          </table:table-cell>
          <table:table-cell table:style-name="ce1" office:value-type="string" calcext:value-type="string">
            <text:p>GTCCACTCTAGTCAATCTCAAGGTGT</text:p>
          </table:table-cell>
          <table:table-cell table:style-name="ce1" office:value-type="string" calcext:value-type="string">
            <text:p>CTTGTACCTTGATAGATTTTCGATACCA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06</text:p>
          </table:table-cell>
          <table:table-cell table:style-name="ce2" office:value-type="string" calcext:value-type="string">
            <text:p>Psme_SNP_isotig10519_153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CTCTTTCTACTTCATGCCCATTTCCCACTGCAGTGGACATAGTATTTAAATTCTTCACACCCCGGTGACTCCCAGACTCACTTTCATCATGACTAGACCTTATA[C/T]CTTGCATTTCTGGAGGGCCTTCAGATGTAGTAAATGTACCATCTTGCAAAGGATGTGAACCAATAACATTGCCTGTGTCACCGTCATCAGTTGCATATGGAGCAG</text:p>
          </table:table-cell>
          <table:table-cell table:style-name="ce1" office:value-type="string" calcext:value-type="string">
            <text:p>GCCCTCCAGAAATGCAAGG</text:p>
          </table:table-cell>
          <table:table-cell table:style-name="ce1" office:value-type="string" calcext:value-type="string">
            <text:p>GGCCCTCCAGAAATGCAAGA</text:p>
          </table:table-cell>
          <table:table-cell table:style-name="ce1" office:value-type="string" calcext:value-type="string">
            <text:p>CCCCGGTGACTCCCAGA</text:p>
          </table:table-cell>
          <table:table-cell table:style-name="ce1" office:value-type="string" calcext:value-type="string">
            <text:p>GTACATTTACTACATCTGAAGGCCC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77</text:p>
          </table:table-cell>
          <table:table-cell table:style-name="ce2" office:value-type="string" calcext:value-type="string">
            <text:p>Psme_SNP_isotig10613_471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TGAATGCAATGATACCTGTGATTGACGGAAAATAAAGATCATCTGCATCAATAGCAATAGCAGACGAAGAATAAGCGGCCAGCGTTCGAGCTTCTGCTGTGACG[A/G]TGAAACCCAAGGAAAAGATAACAAAGAAAGAGAAGCAGAGACATAAGGAGGCCATTACAATGCTACGCCCCATCATTAACTTTGCTCTGAGTCTTCTCTATTGTT</text:p>
          </table:table-cell>
          <table:table-cell table:style-name="ce1" office:value-type="string" calcext:value-type="string">
            <text:p>CGAGCTTCTGCTGTGACGA</text:p>
          </table:table-cell>
          <table:table-cell table:style-name="ce1" office:value-type="string" calcext:value-type="string">
            <text:p>CGAGCTTCTGCTGTGACGG</text:p>
          </table:table-cell>
          <table:table-cell table:style-name="ce1" office:value-type="string" calcext:value-type="string">
            <text:p>GGCGTAGCATTGTAATGGCCT</text:p>
          </table:table-cell>
          <table:table-cell table:style-name="ce1" office:value-type="string" calcext:value-type="string">
            <text:p>AATAAGCGGCCAGCGTTC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19</text:p>
          </table:table-cell>
          <table:table-cell table:style-name="ce2" office:value-type="string" calcext:value-type="string">
            <text:p>Psme_SNP_isotig11362_136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CTGTAAGAAGTAGGAGGCCAATTTTTGTTCGCAATCTCCATAGGGAGACGATAATTCATTTAGCATCCATAGAAGATGTTGGGTTCGGCCTTTTTCATTCTGTG[C/T]TATGGCTCTGGCACATTCCAGGAGAAGATTTGAAGCCCATCGGCCATTGACAGAGCGTGACCCAGCTGGTCCAAACTCTTCGGGAAAACTAGGGTTGAGTTCAGA</text:p>
          </table:table-cell>
          <table:table-cell table:style-name="ce1" office:value-type="string" calcext:value-type="string">
            <text:p>TGGAATGTGCCAGAGCCATAG</text:p>
          </table:table-cell>
          <table:table-cell table:style-name="ce1" office:value-type="string" calcext:value-type="string">
            <text:p>TGGAATGTGCCAGAGCCATAA</text:p>
          </table:table-cell>
          <table:table-cell table:style-name="ce1" office:value-type="string" calcext:value-type="string">
            <text:p>AGAAGATGTTGGGTTCGGCCT</text:p>
          </table:table-cell>
          <table:table-cell table:style-name="ce1" office:value-type="string" calcext:value-type="string">
            <text:p>CCGATGGGCTTCAAATCTTCTC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90</text:p>
          </table:table-cell>
          <table:table-cell table:style-name="ce2" office:value-type="string" calcext:value-type="string">
            <text:p>Psme_SNP_isotig11418_92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CCAAACGCTGGAGAAGCCCTCCATAACAATTCAATCCAAATGGGAACTTGGGTACTCAGGATTGAATTCCATCCGGCGAATTCTGACCTCCCGGATGAAGAATC[A/G]GCTCTTGGCTCTTTGCGCAGTGCATTGGTGTGAATATGTCTGAGGACCAATTTGTTCCTGCTGTGGGGTTGAAATGTTGGAATGGGCAAAGTAAGGCGCTTGTCC</text:p>
          </table:table-cell>
          <table:table-cell table:style-name="ce1" office:value-type="string" calcext:value-type="string">
            <text:p>GACCTCCCGGATGAAGAATCA</text:p>
          </table:table-cell>
          <table:table-cell table:style-name="ce1" office:value-type="string" calcext:value-type="string">
            <text:p>GACCTCCCGGATGAAGAATCG</text:p>
          </table:table-cell>
          <table:table-cell table:style-name="ce1" office:value-type="string" calcext:value-type="string">
            <text:p>ACACCAATGCACTGCGCAA</text:p>
          </table:table-cell>
          <table:table-cell table:style-name="ce1" office:value-type="string" calcext:value-type="string">
            <text:p>AATTCCATCCGGCGAATTCTG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87</text:p>
          </table:table-cell>
          <table:table-cell table:style-name="ce2" office:value-type="string" calcext:value-type="string">
            <text:p>Psme_SNP_isotig11421_323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TGTATGCAAAGATAATGATATTATGAATCGTTCAGATTCAGATGAAATGAAATCGGGGTCGGGCTTTAAGAAGGGTTCCCGGTCTCGTTTCGAGAAATGGGCAT[A/C]CTCTCTGCATGGTTTGCATGGTAGTCATGACAGTAGAATAACTGGAAAGTTCAATTCTAGCCCTTATCTGCAGCTTCTGAATCTATATCTGCAAAAATTTGTTCC</text:p>
          </table:table-cell>
          <table:table-cell table:style-name="ce1" office:value-type="string" calcext:value-type="string">
            <text:p>CATGCAAACCATGCAGAGAGT</text:p>
          </table:table-cell>
          <table:table-cell table:style-name="ce1" office:value-type="string" calcext:value-type="string">
            <text:p>CATGCAAACCATGCAGAGAGG</text:p>
          </table:table-cell>
          <table:table-cell table:style-name="ce1" office:value-type="string" calcext:value-type="string">
            <text:p>GAAGGGTTCCCGGTCTCGT</text:p>
          </table:table-cell>
          <table:table-cell table:style-name="ce1" office:value-type="string" calcext:value-type="string">
            <text:p>TCCAGTTATTCTACTGTCATGACTACC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55</text:p>
          </table:table-cell>
          <table:table-cell table:style-name="ce2" office:value-type="string" calcext:value-type="string">
            <text:p>Psme_SNP_isotig13268_26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AATAAGTTCAGCGATATCTGCTCTAAGGTTTGTAATAATTTTATGTGCCCTTGAAATGGGGACACAATCAACCTCTCTAGGTGAATGGTCTTAAGTTGAGTGAG[C/T]GAAGATAATACTGATAGACCACTCACAATGGCTCTCTTAGACCCATAATTGAATACCATGAGAACTTCTAGTTTTCTTATAGATCTCAAGAATAATTGAAGAAAG</text:p>
          </table:table-cell>
          <table:table-cell table:style-name="ce1" office:value-type="string" calcext:value-type="string">
            <text:p>ATTGTGAGTGGTCTATCAGTATTATCTTCG</text:p>
          </table:table-cell>
          <table:table-cell table:style-name="ce1" office:value-type="string" calcext:value-type="string">
            <text:p>CATTGTGAGTGGTCTATCAGTATTATCTTCA</text:p>
          </table:table-cell>
          <table:table-cell table:style-name="ce1" office:value-type="string" calcext:value-type="string">
            <text:p>GTGCCCTTGAAATGGGGACA</text:p>
          </table:table-cell>
          <table:table-cell table:style-name="ce1" office:value-type="string" calcext:value-type="string">
            <text:p>TGGGTCTAAGAGAGCCATTGT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38</text:p>
          </table:table-cell>
          <table:table-cell table:style-name="ce2" office:value-type="string" calcext:value-type="string">
            <text:p>Psme_SNP_isotig13691_231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CAGGCAATGAAAGTTCAGGGCACTTTGATTGTCAGGACCTTTAGAGGCATGGCCACGGCTTCCCTTTGGATTCCCGTCCTCTCTAATTCTCTTCGTCTAAACCA[A/G]TCGATGGCATTCCATCCCACTTCGACTCTTACAAATCCACAAATCGCCCGGCTTTGCTTTCGCCCCATCATTCCCAATACATTCTCATTTTCTTCCGCCACGGCC</text:p>
          </table:table-cell>
          <table:table-cell table:style-name="ce1" office:value-type="string" calcext:value-type="string">
            <text:p>TGGGATGGAATGCCATCGAT</text:p>
          </table:table-cell>
          <table:table-cell table:style-name="ce1" office:value-type="string" calcext:value-type="string">
            <text:p>TGGGATGGAATGCCATCGAC</text:p>
          </table:table-cell>
          <table:table-cell table:style-name="ce1" office:value-type="string" calcext:value-type="string">
            <text:p>CCCTTTGGATTCCCGTCCTCT</text:p>
          </table:table-cell>
          <table:table-cell table:style-name="ce1" office:value-type="string" calcext:value-type="string">
            <text:p>CGATTTGTGGATTTGTAAGAGTCGA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53</text:p>
          </table:table-cell>
          <table:table-cell table:style-name="ce2" office:value-type="string" calcext:value-type="string">
            <text:p>Psme_SNP_isotig16454_19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TTTCAACAATGGTTATATGGCAAATAGCCCTTTTGAGATCCCATCATTAAAAGATATCTATCCTGTGGAAATCATGGCAATATGCCTGGCCTTGTTTATTGTTC[A/G]TTGTTCACTGAAATATGTTGTACTCATATGCTGCTGAGGATGTCAATACTTGCAATTCATCTGAATTGTGGTAATTTAATATCTTCCTATATATGAGCATCGCAA</text:p>
          </table:table-cell>
          <table:table-cell table:style-name="ce1" office:value-type="string" calcext:value-type="string">
            <text:p>GCCTGGCCTTGTTTATTGTTCA</text:p>
          </table:table-cell>
          <table:table-cell table:style-name="ce1" office:value-type="string" calcext:value-type="string">
            <text:p>GCCTGGCCTTGTTTATTGTTCG</text:p>
          </table:table-cell>
          <table:table-cell table:style-name="ce1" office:value-type="string" calcext:value-type="string">
            <text:p>ATCCTCAGCAGCATATGAGTACAACA</text:p>
          </table:table-cell>
          <table:table-cell table:style-name="ce1" office:value-type="string" calcext:value-type="string">
            <text:p>TCCTGTGGAAATCATGGCAATATG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40</text:p>
          </table:table-cell>
          <table:table-cell table:style-name="ce2" office:value-type="string" calcext:value-type="string">
            <text:p>Psme_SNP_isotig16765_1555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TCAGGTAACTGTAACCCCATTAGGGTTAACTTCTAACGTTAATGTGGAGACACTCACTTCTACAGCTTCCTGGATTGCCACTGTATTTGGATGCGAGTCGTCAG[A/G]AGGCCTTTGATTGGATTGGGGTATATTTAAACTGGTTGTAATATGGAGTGAGATTATGGTTTGACTGATGCCAAGACCTGAGTTTGTGTGGATATCCTCGACATT</text:p>
          </table:table-cell>
          <table:table-cell table:style-name="ce1" office:value-type="string" calcext:value-type="string">
            <text:p>CCCAATCCAATCAAAGGCCTT</text:p>
          </table:table-cell>
          <table:table-cell table:style-name="ce1" office:value-type="string" calcext:value-type="string">
            <text:p>CCCAATCCAATCAAAGGCCTC</text:p>
          </table:table-cell>
          <table:table-cell table:style-name="ce1" office:value-type="string" calcext:value-type="string">
            <text:p>AGCTTCCTGGATTGCCACTGT</text:p>
          </table:table-cell>
          <table:table-cell table:style-name="ce1" office:value-type="string" calcext:value-type="string">
            <text:p>ACAACCAGTTTAAATATACCCCAATCC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51</text:p>
          </table:table-cell>
          <table:table-cell table:style-name="ce2" office:value-type="string" calcext:value-type="string">
            <text:p>Psme_SNP_isotig17014_130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GTGGAGCCAACACATGAATCTACACGTCCGGGCACTTGAACAGTTTGTTGCATGGGAAACTGTAAAGAAGACTGCTGTTTTGCAGATATCCCAGGTGCATTAGA[C/T]ATGGAGGTGTCTTCAGACGGTGGGCAAGAAGATATGGCAGACTGAACAGCAGTACCTGGACAAGTAATATTTTCATCAATATTGGTCACATGATTTTGTTCAGAA</text:p>
          </table:table-cell>
          <table:table-cell table:style-name="ce1" office:value-type="string" calcext:value-type="string">
            <text:p>GCAGATATCCCAGGTGCATTAGAC</text:p>
          </table:table-cell>
          <table:table-cell table:style-name="ce1" office:value-type="string" calcext:value-type="string">
            <text:p>GCAGATATCCCAGGTGCATTAGAT</text:p>
          </table:table-cell>
          <table:table-cell table:style-name="ce1" office:value-type="string" calcext:value-type="string">
            <text:p>TGCCCACCGTCTGAAGACA</text:p>
          </table:table-cell>
          <table:table-cell table:style-name="ce1" office:value-type="string" calcext:value-type="string">
            <text:p>GGGAAACTGTAAAGAAGACTGCT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26</text:p>
          </table:table-cell>
          <table:table-cell table:style-name="ce2" office:value-type="string" calcext:value-type="string">
            <text:p>Psme_SNP_isotig17104_45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TTTCAACAATTTGTTGGCATCAACACGGTCATGTATTACAGTCCTACCATTGTACAATTGGCTGGATTTGCATCAAATACAGTTGCTCTGTTGCTGTCTTTGAC[A/C]ACTTCAGGCTTGAATGCTCTTGGCTCTATTCTGGCGATCTATCTCGTTGACAAATTTGGAAGACGAAAACTTCTTATTTCCAGTTTGCTTGGAGTAATTACATCA</text:p>
          </table:table-cell>
          <table:table-cell table:style-name="ce1" office:value-type="string" calcext:value-type="string">
            <text:p>TGCTCTGTTGCTGTCTTTGACA</text:p>
          </table:table-cell>
          <table:table-cell table:style-name="ce1" office:value-type="string" calcext:value-type="string">
            <text:p>GCTCTGTTGCTGTCTTTGACC</text:p>
          </table:table-cell>
          <table:table-cell table:style-name="ce1" office:value-type="string" calcext:value-type="string">
            <text:p>GCCAAGAGCATTCAAGCCTGA</text:p>
          </table:table-cell>
          <table:table-cell table:style-name="ce1" office:value-type="string" calcext:value-type="string">
            <text:p>GTACAATTGGCTGGATTTGCATC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47</text:p>
          </table:table-cell>
          <table:table-cell table:style-name="ce2" office:value-type="string" calcext:value-type="string">
            <text:p>Psme_SNP_isotig18238_15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TTATCTTATATCTATATAAAACAGAGGGAAAGTCCCCCAGAACTGAAAGTCCACAAAGTTTAATTATAGTCAATGTGAAGTAAACAACTGTACATATTTGTCAT[C/T]TAGTATTCTCGCAGCACTGAAGGGTATACAGCATGTTGCTAACTAATACATACATCAGCTGTAACTACAGTACCAAGATCCTAACAAACCTAGACTCGAATTTTT</text:p>
          </table:table-cell>
          <table:table-cell table:style-name="ce1" office:value-type="string" calcext:value-type="string">
            <text:p>CCTTCAGTGCTGCGAGAATACTAG</text:p>
          </table:table-cell>
          <table:table-cell table:style-name="ce1" office:value-type="string" calcext:value-type="string">
            <text:p>CCTTCAGTGCTGCGAGAATACTAA</text:p>
          </table:table-cell>
          <table:table-cell table:style-name="ce1" office:value-type="string" calcext:value-type="string">
            <text:p>GTCAATGTGAAGTAAACAACTGTACATATTTGTCA</text:p>
          </table:table-cell>
          <table:table-cell table:style-name="ce1" office:value-type="string" calcext:value-type="string">
            <text:p>GTTAGCAACATGCTGTATACCCT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15</text:p>
          </table:table-cell>
          <table:table-cell table:style-name="ce2" office:value-type="string" calcext:value-type="string">
            <text:p>Psme_SNP_isotig18377_1165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TTGGTTTCTATACGCATTGTTTGTTGGGGACTTAGCTGTAAAATGGCATCCTTCTTCACCTCCTGGCTGCCATTGTCTTCACATTTAAGAGAGAAACCCTCGTG[A/G]GCACACGTCTTCGAAGGTGAGACTTCATGGTTAAACTTTGAATCAACCTCCAGTCCAGAGACCTTCAATATTGGGTTTGAATGCACCTTCCATCCATCGGGAAGG</text:p>
          </table:table-cell>
          <table:table-cell table:style-name="ce1" office:value-type="string" calcext:value-type="string">
            <text:p>ACCTTCGAAGACGTGTGCT</text:p>
          </table:table-cell>
          <table:table-cell table:style-name="ce1" office:value-type="string" calcext:value-type="string">
            <text:p>ACCTTCGAAGACGTGTGCC</text:p>
          </table:table-cell>
          <table:table-cell table:style-name="ce1" office:value-type="string" calcext:value-type="string">
            <text:p>CCTGGCTGCCATTGTCTTCAC</text:p>
          </table:table-cell>
          <table:table-cell table:style-name="ce1" office:value-type="string" calcext:value-type="string">
            <text:p>TCAAAGTTTAACCATGAAGTCTCACC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43</text:p>
          </table:table-cell>
          <table:table-cell table:style-name="ce2" office:value-type="string" calcext:value-type="string">
            <text:p>Psme_SNP_isotig18418_5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GCATTAGCATTTGCAAACCAATTACGAACAAACAAACGCGATATATATTAAAGTTACTGTCTGTCTTTACAAAAGAACATGTTTATTGGATATCGATCACCATT[C/T]TTTGAACTGTTTTAGCAGCTGATAAGTGCTCTATTTTTGAACTTCATCTGACAGTCACGGATCTTATTATATATAGAAATAGAGCTCTTGTTGCTGATATAAAAC</text:p>
          </table:table-cell>
          <table:table-cell table:style-name="ce1" office:value-type="string" calcext:value-type="string">
            <text:p>ACTTATCAGCTGCTAAAACAGTTCAAAG</text:p>
          </table:table-cell>
          <table:table-cell table:style-name="ce1" office:value-type="string" calcext:value-type="string">
            <text:p>ACTTATCAGCTGCTAAAACAGTTCAAAA</text:p>
          </table:table-cell>
          <table:table-cell table:style-name="ce1" office:value-type="string" calcext:value-type="string">
            <text:p>CAAAAGAACATGTTTATTGGATATCGATCACCAT</text:p>
          </table:table-cell>
          <table:table-cell table:style-name="ce1" office:value-type="string" calcext:value-type="string">
            <text:p>CGTGACTGTCAGATGAAGTTCAAA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20</text:p>
          </table:table-cell>
          <table:table-cell table:style-name="ce2" office:value-type="string" calcext:value-type="string">
            <text:p>Psme_SNP_isotig18600_461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CATCTATTATAACAGTATGATAAATTGTCCTTATAGAAAAAACCCTAAGCGCTTACCAAACTTGGGGCAATGCATTCTCCATAGACAATGATTCGAAAACCATG[A/C]AGTGCACCATAACCAGTTTTTTCTCGCAACAAACGCCATTTTCTAGGAGCTTCAAAACTAATGGTACCATCTTCATTCAATCCACTTTTGTGCCATTCATATTCT</text:p>
          </table:table-cell>
          <table:table-cell table:style-name="ce1" office:value-type="string" calcext:value-type="string">
            <text:p>GAGAAAAAACTGGTTATGGTGCACTT</text:p>
          </table:table-cell>
          <table:table-cell table:style-name="ce1" office:value-type="string" calcext:value-type="string">
            <text:p>AGAAAAAACTGGTTATGGTGCACTG</text:p>
          </table:table-cell>
          <table:table-cell table:style-name="ce1" office:value-type="string" calcext:value-type="string">
            <text:p>CTTGGGGCAATGCATTCTCCA</text:p>
          </table:table-cell>
          <table:table-cell table:style-name="ce1" office:value-type="string" calcext:value-type="string">
            <text:p>GAAAATGGCGTTTGTTGCGA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18</text:p>
          </table:table-cell>
          <table:table-cell table:style-name="ce2" office:value-type="string" calcext:value-type="string">
            <text:p>Psme_SNP_isotig18947_500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TCGTCATCGACGACAATAGCATATTCATCATCGTCAACAACAAGATTTTTCTTCTTATTTTTACCGGTCTGAGCAGGCGCATCGTCCCCTGCTGCGACGGCTTG[C/T]TTCTTCCGTCCCATGGATGATGCTCAATAAAACCCTAACCCTAGATGTTGTCACTATATATGATAAAGATATGAAAGTGCCCTGTACACAGACCTGCCAATACAG</text:p>
          </table:table-cell>
          <table:table-cell table:style-name="ce1" office:value-type="string" calcext:value-type="string">
            <text:p>ATCATCCATGGGACGGAAGAAG</text:p>
          </table:table-cell>
          <table:table-cell table:style-name="ce1" office:value-type="string" calcext:value-type="string">
            <text:p>ATCATCCATGGGACGGAAGAAA</text:p>
          </table:table-cell>
          <table:table-cell table:style-name="ce1" office:value-type="string" calcext:value-type="string">
            <text:p>CGCATCGTCCCCTGCTG</text:p>
          </table:table-cell>
          <table:table-cell table:style-name="ce1" office:value-type="string" calcext:value-type="string">
            <text:p>GACAACATCTAGGGTTAGGGTTTT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41</text:p>
          </table:table-cell>
          <table:table-cell table:style-name="ce2" office:value-type="string" calcext:value-type="string">
            <text:p>Psme_SNP_isotig19169_284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TGCAACCGGCCCTGGCTGAGCTTCCTGTTCCAATTTCTGCTGCTGTTGTTTGTCCCACCGGCTGCCTCTAGATTTCGATTTGGCGGAATGCCCACGAGATCCAT[C/T]GTTCGACCCCTCCCCTCCACCTCCTGCTTTCCCTGCTTGTGGTCCTCTCATATTCGTCGCAAACTGCCGTCCTTCTATCTATCAAGCTCTTTCCTCTATGAAGAG</text:p>
          </table:table-cell>
          <table:table-cell table:style-name="ce1" office:value-type="string" calcext:value-type="string">
            <text:p>GGAATGCCCACGAGATCCATC</text:p>
          </table:table-cell>
          <table:table-cell table:style-name="ce1" office:value-type="string" calcext:value-type="string">
            <text:p>GGAATGCCCACGAGATCCATT</text:p>
          </table:table-cell>
          <table:table-cell table:style-name="ce1" office:value-type="string" calcext:value-type="string">
            <text:p>CACAAGCAGGGAAAGCAGGA</text:p>
          </table:table-cell>
          <table:table-cell table:style-name="ce1" office:value-type="string" calcext:value-type="string">
            <text:p>GCCTCTAGATTTCGATTTGGCG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25</text:p>
          </table:table-cell>
          <table:table-cell table:style-name="ce2" office:value-type="string" calcext:value-type="string">
            <text:p>Psme_SNP_isotig19560_191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CCAGTAAAACTGAGCAAATGCCAAATATAGTATCCCACAATACCTTTGCAAAGGAATGGTTTTTGTTTTCTCATCCTGTTCAAAGGATGGGAGGAAATTCAGTT[A/C]ATCATGTCTCTCGCTCGGCAGGCTTGATAAACATGGATACGGGTAAAAATTCATATCATCCAAAACTGTTGAATAACCCAACAGATTTAGGATGTAAATTGCTCC</text:p>
          </table:table-cell>
          <table:table-cell table:style-name="ce1" office:value-type="string" calcext:value-type="string">
            <text:p>TCAAAGGATGGGAGGAAATTCAGTTA</text:p>
          </table:table-cell>
          <table:table-cell table:style-name="ce1" office:value-type="string" calcext:value-type="string">
            <text:p>CAAAGGATGGGAGGAAATTCAGTTC</text:p>
          </table:table-cell>
          <table:table-cell table:style-name="ce1" office:value-type="string" calcext:value-type="string">
            <text:p>TCAAGCCTGCCGAGCGA</text:p>
          </table:table-cell>
          <table:table-cell table:style-name="ce1" office:value-type="string" calcext:value-type="string">
            <text:p>GAATGGTTTTTGTTTTCTCATCCTGT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54</text:p>
          </table:table-cell>
          <table:table-cell table:style-name="ce2" office:value-type="string" calcext:value-type="string">
            <text:p>Psme_SNP_isotig19678_522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GCCTAGAGAGTGCAAATCCTTCCACTAGTTTCGCAAAGCAAAATATCAAGGAGATAGCTGTTCGACAGACAAAGAAAACCCCATATATGCGAGAAGATATGCGA[G/T]ACGATATTTCTCCAAGTAGCGAGGAAGATTATGAACATGGATTGGAGTCAGAAATTCGAGACAACTCTTCTCAAATATTCAATGATGATGGGCAACAAGGTGCAG</text:p>
          </table:table-cell>
          <table:table-cell table:style-name="ce1" office:value-type="string" calcext:value-type="string">
            <text:p>CCTCGCTACTTGGAGAAATATCGTC</text:p>
          </table:table-cell>
          <table:table-cell table:style-name="ce1" office:value-type="string" calcext:value-type="string">
            <text:p>CCTCGCTACTTGGAGAAATATCGTA</text:p>
          </table:table-cell>
          <table:table-cell table:style-name="ce1" office:value-type="string" calcext:value-type="string">
            <text:p>ACCCCATATATGCGAGAAGATATGCG</text:p>
          </table:table-cell>
          <table:table-cell table:style-name="ce1" office:value-type="string" calcext:value-type="string">
            <text:p>CTGACTCCAATCCATGTTCATAATCT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48</text:p>
          </table:table-cell>
          <table:table-cell table:style-name="ce2" office:value-type="string" calcext:value-type="string">
            <text:p>Psme_SNP_isotig19769_74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CATCGTTGGTATCCAACATGTTACTCTCATGGGATTGTAATAACATTTTTTTGTTCGTATCAAGAGATATGGAAAGGATCTCTGGTGCAAATACAAGGGAAAGC[C/T]GAAAACTGGTATAACTCAGTCCATGTCCAAAGTCATATACAGTCTCTCCTGTATAGAATCTGTAAGTTCGTCCAGGGTATCCTGTCATAATATCGGGTCGCATGT</text:p>
          </table:table-cell>
          <table:table-cell table:style-name="ce1" office:value-type="string" calcext:value-type="string">
            <text:p>GGTGCAAATACAAGGGAAAGCC</text:p>
          </table:table-cell>
          <table:table-cell table:style-name="ce1" office:value-type="string" calcext:value-type="string">
            <text:p>GGTGCAAATACAAGGGAAAGCT</text:p>
          </table:table-cell>
          <table:table-cell table:style-name="ce1" office:value-type="string" calcext:value-type="string">
            <text:p>TTTGGACATGGACTGAGTTATACCAGTT</text:p>
          </table:table-cell>
          <table:table-cell table:style-name="ce1" office:value-type="string" calcext:value-type="string">
            <text:p>TCGTATCAAGAGATATGGAAAGGATCT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79</text:p>
          </table:table-cell>
          <table:table-cell table:style-name="ce2" office:value-type="string" calcext:value-type="string">
            <text:p>Psme_SNP_isotig20841_115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GACTTTCCAACTGACTGAGGGGGGCCACGCGTTTTGATGTCTCTCGCAACTCGGTAGCATGAAGCTGTAAAGCAATTTCTCGATTCGGCAGCATTAATGGTACC[A/G]CGTGTTATATCGCAAAATCGCAAAAATATATTATTATTGACGAATTTCTTTTTTAGTGTCAAATGTTCATCGCCGTCGATAATGGAAAAAATATATAAAATAAGT</text:p>
          </table:table-cell>
          <table:table-cell table:style-name="ce1" office:value-type="string" calcext:value-type="string">
            <text:p>TTTGCGATTTTGCGATATAACACGT</text:p>
          </table:table-cell>
          <table:table-cell table:style-name="ce1" office:value-type="string" calcext:value-type="string">
            <text:p>TGCGATTTTGCGATATAACACGC</text:p>
          </table:table-cell>
          <table:table-cell table:style-name="ce1" office:value-type="string" calcext:value-type="string">
            <text:p>CAACTCGGTAGCATGAAGCTGT</text:p>
          </table:table-cell>
          <table:table-cell table:style-name="ce1" office:value-type="string" calcext:value-type="string">
            <text:p>GCGATGAACATTTGACACTAAAAAAGA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34</text:p>
          </table:table-cell>
          <table:table-cell table:style-name="ce2" office:value-type="string" calcext:value-type="string">
            <text:p>Psme_SNP_isotig20867_64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TTTCAGTGCCGAAACACATACTTCATAGGGAGTGTGCAGCCTGGATACAGTTTGCTCAGGATCTTCACAAGTTCTGAGTAGTGAGCAACCTTCTCAACTAAAAG[A/G]TATCTTCCATTTGCTGATGGAGCTTCAAATGCTAAAATATGTGCCTCTGCTACATCCTTCACACTCACCCATCCAAATGTCATGTTTGGATATGTCGAAGAACCT</text:p>
          </table:table-cell>
          <table:table-cell table:style-name="ce1" office:value-type="string" calcext:value-type="string">
            <text:p>AGTGAGCAACCTTCTCAACTAAAAGA</text:p>
          </table:table-cell>
          <table:table-cell table:style-name="ce1" office:value-type="string" calcext:value-type="string">
            <text:p>GTGAGCAACCTTCTCAACTAAAAGG</text:p>
          </table:table-cell>
          <table:table-cell table:style-name="ce1" office:value-type="string" calcext:value-type="string">
            <text:p>TGAAGGATGTAGCAGAGGCACA</text:p>
          </table:table-cell>
          <table:table-cell table:style-name="ce1" office:value-type="string" calcext:value-type="string">
            <text:p>TCAGGATCTTCACAAGTTCTGAGT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72</text:p>
          </table:table-cell>
          <table:table-cell table:style-name="ce2" office:value-type="string" calcext:value-type="string">
            <text:p>Psme_SNP_isotig21478_137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TCTTCATGAAGAATAAGCGTTGGTGGTTTAGGCAAGAAGAAAAAACTTTTTTCCAGAGGATATAAGATTCCATCTTCGGCCTTAAGTGATGCTCTGACAGCATA[A/G]CCATCTTGATTGCTGCGAAACTTTCCAGGCCGTGTTACTTTGGCAGCAGAGAGACCACGCAAGATTTGTGTAAACACTTCATGGAATAAACCCTAGAAAGAATCA</text:p>
          </table:table-cell>
          <table:table-cell table:style-name="ce1" office:value-type="string" calcext:value-type="string">
            <text:p>CCTTAAGTGATGCTCTGACAGCATAA</text:p>
          </table:table-cell>
          <table:table-cell table:style-name="ce1" office:value-type="string" calcext:value-type="string">
            <text:p>CCTTAAGTGATGCTCTGACAGCATAG</text:p>
          </table:table-cell>
          <table:table-cell table:style-name="ce1" office:value-type="string" calcext:value-type="string">
            <text:p>CGGCCTGGAAAGTTTCGCA</text:p>
          </table:table-cell>
          <table:table-cell table:style-name="ce1" office:value-type="string" calcext:value-type="string">
            <text:p>GAGGATATAAGATTCCATCTTCGGC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29</text:p>
          </table:table-cell>
          <table:table-cell table:style-name="ce2" office:value-type="string" calcext:value-type="string">
            <text:p>Psme_SNP_isotig21545_125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TTTCGCAAAAAGGATGATTTAATTCACCGGAATAATTTTGCTGGTATTTAAATTTCATGGATGAGCTCAGCTGGCGATGGGCACCTTTGCCAATTAGTATACGC[C/T]GGAGATCAATCATTTCTAACTCTGCACTATGTAGCTTATCACAGTCTTGATGCAGCTTGGAAGGAGATTCTGACTTAGCTGATTCAAACATATATGCATTTTCTG</text:p>
          </table:table-cell>
          <table:table-cell table:style-name="ce1" office:value-type="string" calcext:value-type="string">
            <text:p>TGCAGAGTTAGAAATGATTGATCTCCG</text:p>
          </table:table-cell>
          <table:table-cell table:style-name="ce1" office:value-type="string" calcext:value-type="string">
            <text:p>TGCAGAGTTAGAAATGATTGATCTCCA</text:p>
          </table:table-cell>
          <table:table-cell table:style-name="ce1" office:value-type="string" calcext:value-type="string">
            <text:p>CTGGCGATGGGCACCTT</text:p>
          </table:table-cell>
          <table:table-cell table:style-name="ce1" office:value-type="string" calcext:value-type="string">
            <text:p>GCATCAAGACTGTGATAAGCTACAT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00</text:p>
          </table:table-cell>
          <table:table-cell table:style-name="ce2" office:value-type="string" calcext:value-type="string">
            <text:p>Psme_SNP_isotig21713_114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CTGCATGCATTACGGAAAAATCGATGCATGAATAGCGGCTGAATTCTTTAAATGTTTACAGAAATCATATATTGAGTTGTGCTTTATTCACAAACACTTCACCT[G/T]TGGCAAAATGGAATGACCCCCACAAAAATGATATTTGCCGCTCTCCCTTGTGTAATAGCAACTAGTAGAGAGCATGCTAACATACCTCTAATTAGCTTAAAGCTA</text:p>
          </table:table-cell>
          <table:table-cell table:style-name="ce1" office:value-type="string" calcext:value-type="string">
            <text:p>TGCTTTATTCACAAACACTTCACCTG</text:p>
          </table:table-cell>
          <table:table-cell table:style-name="ce1" office:value-type="string" calcext:value-type="string">
            <text:p>TGCTTTATTCACAAACACTTCACCTT</text:p>
          </table:table-cell>
          <table:table-cell table:style-name="ce1" office:value-type="string" calcext:value-type="string">
            <text:p>GGGGGTCATTCCATTTTGCCA</text:p>
          </table:table-cell>
          <table:table-cell table:style-name="ce1" office:value-type="string" calcext:value-type="string">
            <text:p>GCGGCTGAATTCTTTAAATGTTTACA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15</text:p>
          </table:table-cell>
          <table:table-cell table:style-name="ce2" office:value-type="string" calcext:value-type="string">
            <text:p>Psme_SNP_isotig21865_25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ATCGGACATAAGACGCCCGCCCTTTCTCCAAATGGGCAACTGAAGCTGGGAAACAGGTATTTTCTTCTGCCCGATCACTTCTTTCAGTCGCCATTATCGCTTGT[A/G]TCGCTGGCTTCTTTAATATCGCCGCCGCCGCCGCCGCCCCAGACTGGTTCATCTAGAGCCACTGTTAGGGTATCACCTTCTCTCCGCAGTATCGGACGTGCGGCG</text:p>
          </table:table-cell>
          <table:table-cell table:style-name="ce1" office:value-type="string" calcext:value-type="string">
            <text:p>TTCAGTCGCCATTATCGCTTGTA</text:p>
          </table:table-cell>
          <table:table-cell table:style-name="ce1" office:value-type="string" calcext:value-type="string">
            <text:p>CAGTCGCCATTATCGCTTGTG</text:p>
          </table:table-cell>
          <table:table-cell table:style-name="ce1" office:value-type="string" calcext:value-type="string">
            <text:p>CGGCGGCGGCGATATTAA</text:p>
          </table:table-cell>
          <table:table-cell table:style-name="ce1" office:value-type="string" calcext:value-type="string">
            <text:p>GTATTTTCTTCTGCCCGATCACT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46</text:p>
          </table:table-cell>
          <table:table-cell table:style-name="ce2" office:value-type="string" calcext:value-type="string">
            <text:p>Psme_SNP_isotig22009_18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CCCAACTTCCCTAGGAAAACTGCATCCTTTCAAGATGATTATTTTGGAATCAATGTATGCAATCATCCTATATTGAAACGCTTTAACAGCCAGAACATGTCATT[C/T]AAATCGAGCCCAAAAATGGTCAAATTTTCCTGATAATATGCAGAAATCTCATATACATTATTATTATTTGAACCTAGACCCAATGGCAATTTTAAAATAGCATGA</text:p>
          </table:table-cell>
          <table:table-cell table:style-name="ce1" office:value-type="string" calcext:value-type="string">
            <text:p>GCTTTAACAGCCAGAACATGTCATTC</text:p>
          </table:table-cell>
          <table:table-cell table:style-name="ce1" office:value-type="string" calcext:value-type="string">
            <text:p>GCTTTAACAGCCAGAACATGTCATTT</text:p>
          </table:table-cell>
          <table:table-cell table:style-name="ce1" office:value-type="string" calcext:value-type="string">
            <text:p>GGAAAATTTGACCATTTTTGGGCTCG</text:p>
          </table:table-cell>
          <table:table-cell table:style-name="ce1" office:value-type="string" calcext:value-type="string">
            <text:p>ATGCAATCATCCTATATTGAAACGCT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40</text:p>
          </table:table-cell>
          <table:table-cell table:style-name="ce2" office:value-type="string" calcext:value-type="string">
            <text:p>Psme_SNP_isotig22236_85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GCAAGATGGCCTCTACAGAGGTAATTTAAAACATTCTCATGACCAGCAGAAACTGCTACATTGTCAATGTTTTGAGATGCAATAAGGGTTGAACTCATGCCCGG[A/G]AACTGTTGATTGATCGTCTGCTGATCATTAGAGTTGTGTGAATTCAGAGTCTTCTGTGCCTTAAGACTTCTTTGTAGTAGACTCAGGGCTTCAGGGGAACGTTCT</text:p>
          </table:table-cell>
          <table:table-cell table:style-name="ce1" office:value-type="string" calcext:value-type="string">
            <text:p>CAGCAGACGATCAATCAACAGTTT</text:p>
          </table:table-cell>
          <table:table-cell table:style-name="ce1" office:value-type="string" calcext:value-type="string">
            <text:p>CAGCAGACGATCAATCAACAGTTC</text:p>
          </table:table-cell>
          <table:table-cell table:style-name="ce1" office:value-type="string" calcext:value-type="string">
            <text:p>CAATAAGGGTTGAACTCATGCCCG</text:p>
          </table:table-cell>
          <table:table-cell table:style-name="ce1" office:value-type="string" calcext:value-type="string">
            <text:p>GAAGACTCTGAATTCACACAACTCT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50</text:p>
          </table:table-cell>
          <table:table-cell table:style-name="ce2" office:value-type="string" calcext:value-type="string">
            <text:p>Psme_SNP_isotig22679_973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TCTTTCCAACTTTTGAAGTCTGCCAAGTGTTGAAGGAATGGATCCACTGAAGATATTCCACTCTAAATTAAGGTATGTCAGATTAGCCAGTTCGCCAATCTCTA[A/G]TGGTATTTTCCCACCTAAGTTGTTGTGGCTCAAATTGAACACAGATAGTTGGGTAGAAAGGTATCGAATGGAAGAGGATAGAGTGCCAGTGAGATGATTTTCACC</text:p>
          </table:table-cell>
          <table:table-cell table:style-name="ce1" office:value-type="string" calcext:value-type="string">
            <text:p>CAACAACTTAGGTGGGAAAATACCAT</text:p>
          </table:table-cell>
          <table:table-cell table:style-name="ce1" office:value-type="string" calcext:value-type="string">
            <text:p>CAACAACTTAGGTGGGAAAATACCAC</text:p>
          </table:table-cell>
          <table:table-cell table:style-name="ce1" office:value-type="string" calcext:value-type="string">
            <text:p>TGTCAGATTAGCCAGTTCGCCA</text:p>
          </table:table-cell>
          <table:table-cell table:style-name="ce1" office:value-type="string" calcext:value-type="string">
            <text:p>ACTATCTGTGTTCAATTTGAGCCAC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33</text:p>
          </table:table-cell>
          <table:table-cell table:style-name="ce2" office:value-type="string" calcext:value-type="string">
            <text:p>Psme_SNP_isotig22852_39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TCCCTATAGGGTGACTTCTCATTATCAAGGCCTAACCAGGCGTAACAATCATCTAGCTCTCCCAATAACAATGAACACATCTATCTTTCAAGTGCAAAGTCTAA[C/T]TCCTGCTCTGCAGTACTGAAATCACTTACAGTCTCTATGGAAGTTCCATTTGTTTGCTGGAACTGTAAGAAATGAGCATCGGCTTCCTGTAGTAGGTGAGACCTT</text:p>
          </table:table-cell>
          <table:table-cell table:style-name="ce1" office:value-type="string" calcext:value-type="string">
            <text:p>TTTCAGTACTGCAGAGCAGGAG</text:p>
          </table:table-cell>
          <table:table-cell table:style-name="ce1" office:value-type="string" calcext:value-type="string">
            <text:p>ATTTCAGTACTGCAGAGCAGGAA</text:p>
          </table:table-cell>
          <table:table-cell table:style-name="ce1" office:value-type="string" calcext:value-type="string">
            <text:p>TGAACACATCTATCTTTCAAGTGCAAAGTCT</text:p>
          </table:table-cell>
          <table:table-cell table:style-name="ce1" office:value-type="string" calcext:value-type="string">
            <text:p>TGGAACTTCCATAGAGACTGTAAGTG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54</text:p>
          </table:table-cell>
          <table:table-cell table:style-name="ce2" office:value-type="string" calcext:value-type="string">
            <text:p>Psme_SNP_isotig22999_490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TATTTGTGTGGTTAAAGAGGCAATAGAAGAATATAAGCAATGACGATGTTAAATCTTGGTATGACTTCAAACAAGTTTGGCAATGTTATCACAAAAAGGATAGA[G/T]AAGAATATATATGTAGAAAGTCTTTTCCTCCACAATACATCCAAAAGCCTCCATTCAGATTATTTACTGCATCACAAGTCGAATTTGACAGTGAAAACACTTACG</text:p>
          </table:table-cell>
          <table:table-cell table:style-name="ce1" office:value-type="string" calcext:value-type="string">
            <text:p>TTGGCAATGTTATCACAAAAAGGATAGAG</text:p>
          </table:table-cell>
          <table:table-cell table:style-name="ce1" office:value-type="string" calcext:value-type="string">
            <text:p>TTTGGCAATGTTATCACAAAAAGGATAGAT</text:p>
          </table:table-cell>
          <table:table-cell table:style-name="ce1" office:value-type="string" calcext:value-type="string">
            <text:p>ATGTATTGTGGAGGAAAAGACTTTCTACATATATATTCTT</text:p>
          </table:table-cell>
          <table:table-cell table:style-name="ce1" office:value-type="string" calcext:value-type="string">
            <text:p>GGTATGACTTCAAACAAGTTTGGC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24</text:p>
          </table:table-cell>
          <table:table-cell table:style-name="ce2" office:value-type="string" calcext:value-type="string">
            <text:p>Psme_SNP_isotig23141_41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GCTGAGTCGGGGCATACCAGGGTACCAGGATTTTCACTGTTAAGTGCAGACAAAAACTCAGCTTCCTCAGTTCCAACGTTGAGTTCAAAATGGAGCATAGCTCT[A/G]GGAAATACAGTAACGTCCCCCGGGTAAATAATGTCAATGTGTGCCACACCTAATTAATAGTAATTAGATATACATGCACAGGTCATATATCAAATGACAAGACAG</text:p>
          </table:table-cell>
          <table:table-cell table:style-name="ce1" office:value-type="string" calcext:value-type="string">
            <text:p>TGAGTTCAAAATGGAGCATAGCTCTA</text:p>
          </table:table-cell>
          <table:table-cell table:style-name="ce1" office:value-type="string" calcext:value-type="string">
            <text:p>GAGTTCAAAATGGAGCATAGCTCTG</text:p>
          </table:table-cell>
          <table:table-cell table:style-name="ce1" office:value-type="string" calcext:value-type="string">
            <text:p>CCCGGGGGACGTTACTGT</text:p>
          </table:table-cell>
          <table:table-cell table:style-name="ce1" office:value-type="string" calcext:value-type="string">
            <text:p>ACTCAGCTTCCTCAGTTCCA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49</text:p>
          </table:table-cell>
          <table:table-cell table:style-name="ce2" office:value-type="string" calcext:value-type="string">
            <text:p>Psme_SNP_isotig23346_1424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TTATTGGACAGTTGCTCTGGCAAGGCTTATGTTTCCCTTGGAAGCAAAACTAGCCATGGAAATTGCACAAGTGGATTCAACTTCAGAGTTCACGATTATTGGAA[A/G]TTATAATCATGCTTCAGTGAACCGAAGGACCAATGTAGACCTTAATCAGACACCTATTACGATAAAAAAGGAGCACCTTTCTAGGTTTAAGGCCCTCTCAAAAAC</text:p>
          </table:table-cell>
          <table:table-cell table:style-name="ce1" office:value-type="string" calcext:value-type="string">
            <text:p>CAACTTCAGAGTTCACGATTATTGGAAA</text:p>
          </table:table-cell>
          <table:table-cell table:style-name="ce1" office:value-type="string" calcext:value-type="string">
            <text:p>CAACTTCAGAGTTCACGATTATTGGAAG</text:p>
          </table:table-cell>
          <table:table-cell table:style-name="ce1" office:value-type="string" calcext:value-type="string">
            <text:p>GGTCCTTCGGTTCACTGAAGCAT</text:p>
          </table:table-cell>
          <table:table-cell table:style-name="ce1" office:value-type="string" calcext:value-type="string">
            <text:p>CATGGAAATTGCACAAGTGGATTC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88</text:p>
          </table:table-cell>
          <table:table-cell table:style-name="ce2" office:value-type="string" calcext:value-type="string">
            <text:p>Psme_SNP_isotig23639_95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ATGAAGTTGTGTAGTTTTTTCATTTTCAACTTTTAGATTTATTAAAAGTTGTGATTGTTGTAATGATAGGAAGAGCATGATGCTATACTAAAAACCAAAGGTGG[C/T]CATAAAAAACTTACGTGGGATGATTATAAATCAATGAAGTTCACTCAATGTGTATGTATCATTGTTTTCCTTTCAACTAAATTTCATATTAGTGGGAACATTATT</text:p>
          </table:table-cell>
          <table:table-cell table:style-name="ce1" office:value-type="string" calcext:value-type="string">
            <text:p>GATGCTATACTAAAAACCAAAGGTGGC</text:p>
          </table:table-cell>
          <table:table-cell table:style-name="ce1" office:value-type="string" calcext:value-type="string">
            <text:p>TGATGCTATACTAAAAACCAAAGGTGGT</text:p>
          </table:table-cell>
          <table:table-cell table:style-name="ce1" office:value-type="string" calcext:value-type="string">
            <text:p>GAGTGAACTTCATTGATTTATAATCATCCCACG</text:p>
          </table:table-cell>
          <table:table-cell table:style-name="ce1" office:value-type="string" calcext:value-type="string">
            <text:p>TGATAGGAAGAGCATGATGCTATACT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42</text:p>
          </table:table-cell>
          <table:table-cell table:style-name="ce2" office:value-type="string" calcext:value-type="string">
            <text:p>Psme_SNP_isotig23783_694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ACAGTGAGAAGCAGGTTTCCAAGGCTGTCCAAGACGTTGAAATCACCGCCGCTGAAGCTAAAGGGCCTCCTCTGTACCGTTAACTGAACAGGGTAAGCAGCACA[A/G]AATTGCTGCCCGATCACTGCTACAGATGAGTTGTCTGGCCCTCCCAAATTCTGTGGTTGGAGTTGGAAGAGATAATAAGATTGCTGTGTCTGCATTGCGAATTTC</text:p>
          </table:table-cell>
          <table:table-cell table:style-name="ce1" office:value-type="string" calcext:value-type="string">
            <text:p>CAGTGATCGGGCAGCAATTT</text:p>
          </table:table-cell>
          <table:table-cell table:style-name="ce1" office:value-type="string" calcext:value-type="string">
            <text:p>CAGTGATCGGGCAGCAATTC</text:p>
          </table:table-cell>
          <table:table-cell table:style-name="ce1" office:value-type="string" calcext:value-type="string">
            <text:p>GGGCCTCCTCTGTACCGT</text:p>
          </table:table-cell>
          <table:table-cell table:style-name="ce1" office:value-type="string" calcext:value-type="string">
            <text:p>GCCAGACAACTCATCTGTAGC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21</text:p>
          </table:table-cell>
          <table:table-cell table:style-name="ce2" office:value-type="string" calcext:value-type="string">
            <text:p>Psme_SNP_isotig23792_353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TTTCCAGGCGGGGAGTCCAGCAGCTAATGGATCATACTTAGATCATGAACACTATGCTATCACTATAAACGGATTCCCTTTGTTTCAGAAGCCAAGTGATGAGG[A/G]ACAAGGACATAGAAGCATATCATGTGCTCAAGGACTGACGAGGTTATCAGGAGGCCAAGAAGATCCTAGACTGATCATGTCATCTTTATCTGGAGGAGAAACAAG</text:p>
          </table:table-cell>
          <table:table-cell table:style-name="ce1" office:value-type="string" calcext:value-type="string">
            <text:p>TTTCAGAAGCCAAGTGATGAGGA</text:p>
          </table:table-cell>
          <table:table-cell table:style-name="ce1" office:value-type="string" calcext:value-type="string">
            <text:p>TCAGAAGCCAAGTGATGAGGG</text:p>
          </table:table-cell>
          <table:table-cell table:style-name="ce1" office:value-type="string" calcext:value-type="string">
            <text:p>CCTCGTCAGTCCTTGAGCACA</text:p>
          </table:table-cell>
          <table:table-cell table:style-name="ce1" office:value-type="string" calcext:value-type="string">
            <text:p>TGCTATCACTATAAACGGATTCCCT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96</text:p>
          </table:table-cell>
          <table:table-cell table:style-name="ce2" office:value-type="string" calcext:value-type="string">
            <text:p>Psme_SNP_isotig24074_44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CTGCTTCTGTAATTATTTTCTGAAACTTGCGCTACAACTTAACTGGTAAGGTAATTGGAAGAAAATATGTAAGTGCAACACAAACTTAATCCATAGGGCAATAT[A/G]AGATTTGGATCATAACTGTTTGATCTACAAATAATCAAACTGAAATGCCATTATTTGTAATTTTCAAAACTTGTTTCACCAGAGCACTCTTTTGTTGTTTAGCTT</text:p>
          </table:table-cell>
          <table:table-cell table:style-name="ce1" office:value-type="string" calcext:value-type="string">
            <text:p>CAACACAAACTTAATCCATAGGGCAATATA</text:p>
          </table:table-cell>
          <table:table-cell table:style-name="ce1" office:value-type="string" calcext:value-type="string">
            <text:p>AACACAAACTTAATCCATAGGGCAATATG</text:p>
          </table:table-cell>
          <table:table-cell table:style-name="ce1" office:value-type="string" calcext:value-type="string">
            <text:p>CAGTTTGATTATTTGTAGATCAAACAGTTATGATCCAA</text:p>
          </table:table-cell>
          <table:table-cell table:style-name="ce1" office:value-type="string" calcext:value-type="string">
            <text:p>TGGAAGAAAATATGTAAGTGCAACACA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50</text:p>
          </table:table-cell>
          <table:table-cell table:style-name="ce2" office:value-type="string" calcext:value-type="string">
            <text:p>Psme_SNP_isotig24573_410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CAATACACAACTTGCAATTGAAAGTTGAAGGAAAAACAAAGGTGAAAATTAAGACCACTAACCTTAAGGCATGTCCCAGCATCAAGTTTACAGATTGGGAATTC[C/T]TGAGGGCAGCAATGGTAATGATCATCACAACAGGTAGCAGATTCAAGAGGGCAGCAACCCCAGCCAAAACAGTAGCTTCCATAGTTATATATACAGCAGCAAGTG</text:p>
          </table:table-cell>
          <table:table-cell table:style-name="ce1" office:value-type="string" calcext:value-type="string">
            <text:p>CATTACCATTGCTGCCCTCAG</text:p>
          </table:table-cell>
          <table:table-cell table:style-name="ce1" office:value-type="string" calcext:value-type="string">
            <text:p>TCATTACCATTGCTGCCCTCAA</text:p>
          </table:table-cell>
          <table:table-cell table:style-name="ce1" office:value-type="string" calcext:value-type="string">
            <text:p>GGCATGTCCCAGCATCAAGTT</text:p>
          </table:table-cell>
          <table:table-cell table:style-name="ce1" office:value-type="string" calcext:value-type="string">
            <text:p>GAATCTGCTACCTGTTGTGATGA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53</text:p>
          </table:table-cell>
          <table:table-cell table:style-name="ce2" office:value-type="string" calcext:value-type="string">
            <text:p>Psme_SNP_isotig24958_198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TACAATATCTCTCCCAATATAAGTTTTCTTCTTGACTCAACTACTGGTCTCTACCCGCACTGCTAAAAAAACTAAACAAATTCTCATACATTCAGAAAATAAGT[G/T]CATAAATTGAGATTCTTAGACATTAGCATACTAGGACAGTTGATGCTTTTGCAAAAGTATCCTGACGCACATAACCATGTGTTGATTATCATCGCTTCCATCTAT</text:p>
          </table:table-cell>
          <table:table-cell table:style-name="ce1" office:value-type="string" calcext:value-type="string">
            <text:p>CTAGTATGCTAATGTCTAAGAATCTCAATTTATGC</text:p>
          </table:table-cell>
          <table:table-cell table:style-name="ce1" office:value-type="string" calcext:value-type="string">
            <text:p>CCTAGTATGCTAATGTCTAAGAATCTCAATTTATGA</text:p>
          </table:table-cell>
          <table:table-cell table:style-name="ce1" office:value-type="string" calcext:value-type="string">
            <text:p>GGTCTCTACCCGCACTGCTA</text:p>
          </table:table-cell>
          <table:table-cell table:style-name="ce1" office:value-type="string" calcext:value-type="string">
            <text:p>TGCAAAAGCATCAACTGTCCT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09</text:p>
          </table:table-cell>
          <table:table-cell table:style-name="ce2" office:value-type="string" calcext:value-type="string">
            <text:p>Psme_SNP_isotig25099_232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TTGCCGGTCGATTCCCAGTGTCTGGAAATGGATTCGAACCTGCAATCTCCCGGGAACGAAATTTTGCAACTTCTGCCGGTTCGAATGCATCATCTGCTGCTGGT[A/G]ATGAAAAGGTGCCCTTCAAGAGTTCCTTGAAAGCCGCTGAAGCCGCCAAATTCGCTGCTATGGCAGATACATGGTATGTTAAATGTCGTACCATCAAGACAATAT</text:p>
          </table:table-cell>
          <table:table-cell table:style-name="ce1" office:value-type="string" calcext:value-type="string">
            <text:p>CTCTTGAAGGGCACCTTTTCATT</text:p>
          </table:table-cell>
          <table:table-cell table:style-name="ce1" office:value-type="string" calcext:value-type="string">
            <text:p>CTCTTGAAGGGCACCTTTTCATC</text:p>
          </table:table-cell>
          <table:table-cell table:style-name="ce1" office:value-type="string" calcext:value-type="string">
            <text:p>CTGCCGGTTCGAATGCATCA</text:p>
          </table:table-cell>
          <table:table-cell table:style-name="ce1" office:value-type="string" calcext:value-type="string">
            <text:p>CTTCAGCGGCTTTCAAGGAA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13</text:p>
          </table:table-cell>
          <table:table-cell table:style-name="ce2" office:value-type="string" calcext:value-type="string">
            <text:p>Psme_SNP_isotig25342_195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CTATCAGAACTTTTTTAGCAGTCGATTTCGCTTATTATCATCGTTGTTTTCTCAGACCCTGTGTCCAATTGGCACATCTTTATCCTGAGGTCCATTTGCAGTGC[C/T]GGTGGAGAAATTTACACTGTATCAGCTGATTTGATTTGATTGCACCTACATCTTTCAGAAATCTATATGTTTACCTCAGCAGAGGGTGGGAATAAAGTTGTACAC</text:p>
          </table:table-cell>
          <table:table-cell table:style-name="ce1" office:value-type="string" calcext:value-type="string">
            <text:p>CTGATACAGTGTAAATTTCTCCACCG</text:p>
          </table:table-cell>
          <table:table-cell table:style-name="ce1" office:value-type="string" calcext:value-type="string">
            <text:p>GCTGATACAGTGTAAATTTCTCCACCA</text:p>
          </table:table-cell>
          <table:table-cell table:style-name="ce1" office:value-type="string" calcext:value-type="string">
            <text:p>CCCTGTGTCCAATTGGCACAT</text:p>
          </table:table-cell>
          <table:table-cell table:style-name="ce1" office:value-type="string" calcext:value-type="string">
            <text:p>GTAGGTGCAATCAAATCAAATCAGC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37</text:p>
          </table:table-cell>
          <table:table-cell table:style-name="ce2" office:value-type="string" calcext:value-type="string">
            <text:p>Psme_SNP_isotig25616_171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TCCAGGTATTGGTCACATGTTGTGAAATGTCGGAGTTGCAAAGGTGCATTAAATGTTTTTAGGGCACTTGAGATAGCTACACAAGTTATATCAATCATGTCTAT[C/T]GGAATCCTTGGAGTTATAGCAACTACTAAAAGAGCACCATCGTCTTCTCTATATGTATGGGCTATACCATTTATTTGTAGTGCATTAATTTGTTGCTTGGCATCA</text:p>
          </table:table-cell>
          <table:table-cell table:style-name="ce1" office:value-type="string" calcext:value-type="string">
            <text:p>AGTTGCTATAACTCCAAGGATTCCG</text:p>
          </table:table-cell>
          <table:table-cell table:style-name="ce1" office:value-type="string" calcext:value-type="string">
            <text:p>GTAGTTGCTATAACTCCAAGGATTCCA</text:p>
          </table:table-cell>
          <table:table-cell table:style-name="ce1" office:value-type="string" calcext:value-type="string">
            <text:p>GGGCACTTGAGATAGCTACACAAGTT</text:p>
          </table:table-cell>
          <table:table-cell table:style-name="ce1" office:value-type="string" calcext:value-type="string">
            <text:p>GAAGACGATGGTGCTCTTTTAGT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95</text:p>
          </table:table-cell>
          <table:table-cell table:style-name="ce2" office:value-type="string" calcext:value-type="string">
            <text:p>Psme_SNP_isotig25753_132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TCCAGAGACAAGAGAGACCACATCTGCAGGAATACAAGTTATTCAAACTGTCCGGAATCCAAGTCCACCCCTTGACCAGAATAGAAACATGATTCAACTTCAAT[A/G]AATTGCAGGCAATCCCATTCGGATCTTGCAAACTTGAATCATTTGATGGTATTTCTCTGTAATTATCTATGAACTTCTTGCAACCCACTTGGGCATCCCATTTTC</text:p>
          </table:table-cell>
          <table:table-cell table:style-name="ce1" office:value-type="string" calcext:value-type="string">
            <text:p>CGAATGGGATTGCCTGCAATTT</text:p>
          </table:table-cell>
          <table:table-cell table:style-name="ce1" office:value-type="string" calcext:value-type="string">
            <text:p>CGAATGGGATTGCCTGCAATTC</text:p>
          </table:table-cell>
          <table:table-cell table:style-name="ce1" office:value-type="string" calcext:value-type="string">
            <text:p>CCAAGTCCACCCCTTGACCA</text:p>
          </table:table-cell>
          <table:table-cell table:style-name="ce1" office:value-type="string" calcext:value-type="string">
            <text:p>ATGATTCAAGTTTGCAAGATCCGA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32</text:p>
          </table:table-cell>
          <table:table-cell table:style-name="ce2" office:value-type="string" calcext:value-type="string">
            <text:p>Psme_SNP_isotig25912_43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TTTATAACCACAATACAAATAATGATCCCAAATAGCAAGCCTATTAAATCATCTTTCTTTAATGATACCTTAAACCATAAATGTCGTATGAATTCTCTTTGGCC[G/T]GTGGTTGTTACCCATCTCCACAATAATTTACAGTGCTCACCGCAACATCAAAGTTCCCTCGTTTGGTTTTCAAAACTAACATAGATTTATCTCTCAATCACATTA</text:p>
          </table:table-cell>
          <table:table-cell table:style-name="ce1" office:value-type="string" calcext:value-type="string">
            <text:p>GTCGTATGAATTCTCTTTGGCCG</text:p>
          </table:table-cell>
          <table:table-cell table:style-name="ce1" office:value-type="string" calcext:value-type="string">
            <text:p>TGTCGTATGAATTCTCTTTGGCCT</text:p>
          </table:table-cell>
          <table:table-cell table:style-name="ce1" office:value-type="string" calcext:value-type="string">
            <text:p>GATGTTGCGGTGAGCACTGT</text:p>
          </table:table-cell>
          <table:table-cell table:style-name="ce1" office:value-type="string" calcext:value-type="string">
            <text:p>TCTTTAATGATACCTTAAACCATAAATGTCGT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07</text:p>
          </table:table-cell>
          <table:table-cell table:style-name="ce2" office:value-type="string" calcext:value-type="string">
            <text:p>Psme_SNP_isotig26024_437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CAGATTTGGTGGGTTCAATCCAGAGGGATACAGAAGTACAGATGACTACTATGACACTCTTGATGCTTTCTTATTCTACTGGCCTCAGGATGCTGAAGAGGACA[G/T]TGAGAATGTGGAGTTGTTGCCCAAAGTTGGGGGCAGTGGGGCAGCTCTGTTTGATTATAGAAGGGGAGGACCTCAGTTTGGGGCAGACGGGCTGCTCATTGGACC</text:p>
          </table:table-cell>
          <table:table-cell table:style-name="ce1" office:value-type="string" calcext:value-type="string">
            <text:p>GGCAACAACTCCACATTCTCAC</text:p>
          </table:table-cell>
          <table:table-cell table:style-name="ce1" office:value-type="string" calcext:value-type="string">
            <text:p>GGCAACAACTCCACATTCTCAA</text:p>
          </table:table-cell>
          <table:table-cell table:style-name="ce1" office:value-type="string" calcext:value-type="string">
            <text:p>CTGGCCTCAGGATGCTGAAGA</text:p>
          </table:table-cell>
          <table:table-cell table:style-name="ce1" office:value-type="string" calcext:value-type="string">
            <text:p>ACAGAGCTGCCCCACTG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31</text:p>
          </table:table-cell>
          <table:table-cell table:style-name="ce2" office:value-type="string" calcext:value-type="string">
            <text:p>Psme_SNP_isotig26682_148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ATGCAACCTCTAAACATCTGAATTCTGAGTGTATACGAGGAAGGGAAGGAAAGGAAAAAGCAAACTAACCGTGAGAGGAACCAATGCCACGGTGTATATTGGAA[A/G]CTTTACTGCCCTCAGTATGAGTGTAGCACGGGACACTTGCTCTTCTTTTTCTTCTTCATGGTTAACTTCACTGAGTCCGCTCTTGGAAACTCGTTTGGTTAAGGT</text:p>
          </table:table-cell>
          <table:table-cell table:style-name="ce1" office:value-type="string" calcext:value-type="string">
            <text:p>CACTCATACTGAGGGCAGTAAAGT</text:p>
          </table:table-cell>
          <table:table-cell table:style-name="ce1" office:value-type="string" calcext:value-type="string">
            <text:p>ACTCATACTGAGGGCAGTAAAGC</text:p>
          </table:table-cell>
          <table:table-cell table:style-name="ce1" office:value-type="string" calcext:value-type="string">
            <text:p>CCGTGAGAGGAACCAATGCC</text:p>
          </table:table-cell>
          <table:table-cell table:style-name="ce1" office:value-type="string" calcext:value-type="string">
            <text:p>GAGCAAGTGTCCCGTGC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56</text:p>
          </table:table-cell>
          <table:table-cell table:style-name="ce2" office:value-type="string" calcext:value-type="string">
            <text:p>Psme_SNP_isotig26830_408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TATAGATGAAGTGCAGTACTAATGACTCAACGAGGCATAAAAGACTGTGGATATGTAAACAAGCAAGGCTGGTGAAACTAGTGCAACGAGCGCTGAAGTTGCCC[G/T]CACGGTCGAGCTTACCCCACAGGAGAGAATGCCCAATCTGATCTGTATCACGTTCACCATTGACAACACCAAGAATACGCATCCAGTTACAGACCCAAGGGCCGA</text:p>
          </table:table-cell>
          <table:table-cell table:style-name="ce1" office:value-type="string" calcext:value-type="string">
            <text:p>GGGTAAGCTCGACCGTGC</text:p>
          </table:table-cell>
          <table:table-cell table:style-name="ce1" office:value-type="string" calcext:value-type="string">
            <text:p>GGGTAAGCTCGACCGTGA</text:p>
          </table:table-cell>
          <table:table-cell table:style-name="ce1" office:value-type="string" calcext:value-type="string">
            <text:p>CAAGGCTGGTGAAACTAGTGCA</text:p>
          </table:table-cell>
          <table:table-cell table:style-name="ce1" office:value-type="string" calcext:value-type="string">
            <text:p>TGGGCATTCTCTCCTGTGG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48</text:p>
          </table:table-cell>
          <table:table-cell table:style-name="ce2" office:value-type="string" calcext:value-type="string">
            <text:p>Psme_SNP_isotig27487_364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TTGATCTCATGAGATTTTATGTCAGAATGTGACACCTGATATGCAAGTCCCCTCTTCAGTAACTGAAGAAAGATCCACTGCGTCCACTTATAATATTCAGGGTC[A/G]GTTGTTGAAATTTCACGGTGCCAATCATACGAGAACCCCAAGGATTTTAGCTGCAGAAAAAATCCATTACAAATTTCCTTTAAAAAGGACTCAATTTAACTGGTT</text:p>
          </table:table-cell>
          <table:table-cell table:style-name="ce1" office:value-type="string" calcext:value-type="string">
            <text:p>GCGTCCACTTATAATATTCAGGGTCA</text:p>
          </table:table-cell>
          <table:table-cell table:style-name="ce1" office:value-type="string" calcext:value-type="string">
            <text:p>GCGTCCACTTATAATATTCAGGGTCG</text:p>
          </table:table-cell>
          <table:table-cell table:style-name="ce1" office:value-type="string" calcext:value-type="string">
            <text:p>TGGGGTTCTCGTATGATTGGCA</text:p>
          </table:table-cell>
          <table:table-cell table:style-name="ce1" office:value-type="string" calcext:value-type="string">
            <text:p>CTGAAGAAAGATCCACTGCGT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93</text:p>
          </table:table-cell>
          <table:table-cell table:style-name="ce2" office:value-type="string" calcext:value-type="string">
            <text:p>Psme_SNP_isotig28154_33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ATTCTGACAGTTGGAGGAGGAGTTGATACAGTAGAATCATCTTGACCCTGTTCTGATAATTCTGACATGGGCCTCAGCAGTGCACACGTTTTTGGAGGAGATAT[C/T]TCCAGCCCAGGTGTTGACAAAATCTTCAAAGTATCCTCCTTTTCAAAATTTGGCAGCTTGCCTTCAAAGTTTTGAGTACCCTTCCATGAAAGTTTCTTTGCAATT</text:p>
          </table:table-cell>
          <table:table-cell table:style-name="ce1" office:value-type="string" calcext:value-type="string">
            <text:p>GCACACGTTTTTGGAGGAGATATC</text:p>
          </table:table-cell>
          <table:table-cell table:style-name="ce1" office:value-type="string" calcext:value-type="string">
            <text:p>GCACACGTTTTTGGAGGAGATATT</text:p>
          </table:table-cell>
          <table:table-cell table:style-name="ce1" office:value-type="string" calcext:value-type="string">
            <text:p>TGTCAACACCTGGGCTGGA</text:p>
          </table:table-cell>
          <table:table-cell table:style-name="ce1" office:value-type="string" calcext:value-type="string">
            <text:p>TGTTCTGATAATTCTGACATGGGC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82</text:p>
          </table:table-cell>
          <table:table-cell table:style-name="ce2" office:value-type="string" calcext:value-type="string">
            <text:p>Psme_SNP_isotig28189_852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GCGCCGATCTCGACCCAGTATTTGAGCCACGCGCCACCAATTAGCCCCGCGGCATCGGCCAGGTAGCCATCGCTCCAGAGCTCCCGGTCCAACTCCAGAGCACC[A/G]GTGCCTGCAAGTAACGGCAAAACGTAGCCCACGACGGTCAAAACCCCGGCGCAGAGCAACGCCCGTGGGAAAGTCCGCTGCGGCTGCTCCACCTCCCCGGCCAGA</text:p>
          </table:table-cell>
          <table:table-cell table:style-name="ce1" office:value-type="string" calcext:value-type="string">
            <text:p>GCCGTTACTTGCAGGCACT</text:p>
          </table:table-cell>
          <table:table-cell table:style-name="ce1" office:value-type="string" calcext:value-type="string">
            <text:p>CCGTTACTTGCAGGCACC</text:p>
          </table:table-cell>
          <table:table-cell table:style-name="ce1" office:value-type="string" calcext:value-type="string">
            <text:p>GCCATCGCTCCAGAGCTCC</text:p>
          </table:table-cell>
          <table:table-cell table:style-name="ce1" office:value-type="string" calcext:value-type="string">
            <text:p>CGTCGTGGGCTACGTTTTG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24</text:p>
          </table:table-cell>
          <table:table-cell table:style-name="ce2" office:value-type="string" calcext:value-type="string">
            <text:p>Psme_SNP_isotig28266_118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GGATGGTAGCACATGAGAGAAAAACTAAAGGCAGGTGCAGAGAACAGAATATAGCTGGGTATCTTCAGGTTAGTGCTAACCTCAAGCATGGCAGCGCAAAATAG[A/G]TCGGTGATGAAAGCACTTACGGGGTTAGAGGAATCGCTCAACAGGGTTGTGAGAGTCTTCCCGACTGAGCCTTTGGACTTCTCCATGAATTCAAATATCGAGATT</text:p>
          </table:table-cell>
          <table:table-cell table:style-name="ce1" office:value-type="string" calcext:value-type="string">
            <text:p>CCGTAAGTGCTTTCATCACCGAT</text:p>
          </table:table-cell>
          <table:table-cell table:style-name="ce1" office:value-type="string" calcext:value-type="string">
            <text:p>CGTAAGTGCTTTCATCACCGAC</text:p>
          </table:table-cell>
          <table:table-cell table:style-name="ce1" office:value-type="string" calcext:value-type="string">
            <text:p>GCTAACCTCAAGCATGGCAGC</text:p>
          </table:table-cell>
          <table:table-cell table:style-name="ce1" office:value-type="string" calcext:value-type="string">
            <text:p>CCTGTTGAGCGATTCCTCTAAC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51</text:p>
          </table:table-cell>
          <table:table-cell table:style-name="ce2" office:value-type="string" calcext:value-type="string">
            <text:p>Psme_SNP_isotig28578_290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ACCTCTTTCCTTCTCCCTTTGAATTTCCTTTCCTTGTTTATTTTTCTTATTAGGGCAACAACAGTTCCAGTGGAATATTTCTTAGAGCTCGGTTTATAATTCAT[G/T]CTCTACTAACTGAGACCAAAGTGATGTAAATTGTGCCCAACATGGAATTGCCTTCTGTTATTCTTTAATGCGTTCATTTTCTACTATCACATTGCCTTTCCCTCA</text:p>
          </table:table-cell>
          <table:table-cell table:style-name="ce1" office:value-type="string" calcext:value-type="string">
            <text:p>ATCACTTTGGTCTCAGTTAGTAGAGC</text:p>
          </table:table-cell>
          <table:table-cell table:style-name="ce1" office:value-type="string" calcext:value-type="string">
            <text:p>CATCACTTTGGTCTCAGTTAGTAGAGA</text:p>
          </table:table-cell>
          <table:table-cell table:style-name="ce1" office:value-type="string" calcext:value-type="string">
            <text:p>CCAGTGGAATATTTCTTAGAGCTCGGT</text:p>
          </table:table-cell>
          <table:table-cell table:style-name="ce1" office:value-type="string" calcext:value-type="string">
            <text:p>TCCATGTTGGGCACAATTTACA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60</text:p>
          </table:table-cell>
          <table:table-cell table:style-name="ce2" office:value-type="string" calcext:value-type="string">
            <text:p>Psme_SNP_isotig28665_134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CCGGAGGTCCCGATCTGCCGAAATGAGACATTTTCTTCAGAGCTTATAGAAACGGGATTGAAGCAACTGTGGACTTGAACCCTCTCCCTGCTCGCTGCTGGACA[A/G]ATTCAAATATAAGACCTTTTGGTACTATTATTGGACCACTTCACCAAGGTTTTCCTGAACAGAACGGTGTGGTGAAGAACTTATCCGACTCGGAACGACGCTCCA</text:p>
          </table:table-cell>
          <table:table-cell table:style-name="ce1" office:value-type="string" calcext:value-type="string">
            <text:p>TGCTCGCTGCTGGACAA</text:p>
          </table:table-cell>
          <table:table-cell table:style-name="ce1" office:value-type="string" calcext:value-type="string">
            <text:p>TGCTCGCTGCTGGACAG</text:p>
          </table:table-cell>
          <table:table-cell table:style-name="ce1" office:value-type="string" calcext:value-type="string">
            <text:p>CACCACACCGTTCTGTTCAGG</text:p>
          </table:table-cell>
          <table:table-cell table:style-name="ce1" office:value-type="string" calcext:value-type="string">
            <text:p>GGACTTGAACCCTCTCCCT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60</text:p>
          </table:table-cell>
          <table:table-cell table:style-name="ce2" office:value-type="string" calcext:value-type="string">
            <text:p>Psme_SNP_isotig28717_1345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TGGGCCCCTTGACGACTTCGGCGAAACAGAAATCCCGGACGTGGTTAAAACCTGCAAAAATATCGTCACAGAGCAGTTTCTCGCTCGCGAACAGAATTCTCACC[A/G]CAATTTTCACGGATCGTATCCAGATCTTGATCTTGAAGTCGAGTATTTCCCAGTCCATCTTCTGCACGTCGCTCGTACTAAGCCGGTCGACGCCGATTCTGCTCA</text:p>
          </table:table-cell>
          <table:table-cell table:style-name="ce1" office:value-type="string" calcext:value-type="string">
            <text:p>TCTGGATACGATCCGTGAAAATTGT</text:p>
          </table:table-cell>
          <table:table-cell table:style-name="ce1" office:value-type="string" calcext:value-type="string">
            <text:p>CTGGATACGATCCGTGAAAATTGC</text:p>
          </table:table-cell>
          <table:table-cell table:style-name="ce1" office:value-type="string" calcext:value-type="string">
            <text:p>CAGAGCAGTTTCTCGCTCGC</text:p>
          </table:table-cell>
          <table:table-cell table:style-name="ce1" office:value-type="string" calcext:value-type="string">
            <text:p>GGGAAATACTCGACTTCAAGATCAA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23</text:p>
          </table:table-cell>
          <table:table-cell table:style-name="ce2" office:value-type="string" calcext:value-type="string">
            <text:p>Psme_SNP_isotig28732_227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GATAAAATTGCAAAAGATCCAAGTGTTGTTGTTTACAGATTGGCGAATTTCAGATGTCTACTCAATCAGAGAGGAGTTTCTGCAGCGCCATTGTTTCAGGCTGG[C/T]AGGGGCTCCCCTATTGATCCTGGATCATGTTATTCGCAATAGTTCTAAGTCCACCAGATGGAGGCAGCGAAAGTATTACTGAATAAAGAATCTCTTGGAGTTTCA</text:p>
          </table:table-cell>
          <table:table-cell table:style-name="ce1" office:value-type="string" calcext:value-type="string">
            <text:p>GCCATTGTTTCAGGCTGGC</text:p>
          </table:table-cell>
          <table:table-cell table:style-name="ce1" office:value-type="string" calcext:value-type="string">
            <text:p>GCCATTGTTTCAGGCTGGT</text:p>
          </table:table-cell>
          <table:table-cell table:style-name="ce1" office:value-type="string" calcext:value-type="string">
            <text:p>CTGCCTCCATCTGGTGGACT</text:p>
          </table:table-cell>
          <table:table-cell table:style-name="ce1" office:value-type="string" calcext:value-type="string">
            <text:p>CAGAGAGGAGTTTCTGCAGC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26</text:p>
          </table:table-cell>
          <table:table-cell table:style-name="ce2" office:value-type="string" calcext:value-type="string">
            <text:p>Psme_SNP_isotig28764_471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AACTTCAGAAAAAATCCACTCTCTCATCTATTTTTCTTAAGCCATTCCATGATACTTTTCTCGGCCTCAGTGAGTTCCCCTTGTTTTACAGATCCTTCAACAAA[G/T]TCAAAGTAATCCATGTAGTTGCGCTTGTAGTAGTCATCTAGCCTCTGCAAGAGAATGGAAATTTAGATAGTCAGAGAAGCAATCATTTTATGTATTTTTTGAGCA</text:p>
          </table:table-cell>
          <table:table-cell table:style-name="ce1" office:value-type="string" calcext:value-type="string">
            <text:p>GCGCAACTACATGGATTACTTTGAC</text:p>
          </table:table-cell>
          <table:table-cell table:style-name="ce1" office:value-type="string" calcext:value-type="string">
            <text:p>GCGCAACTACATGGATTACTTTGAA</text:p>
          </table:table-cell>
          <table:table-cell table:style-name="ce1" office:value-type="string" calcext:value-type="string">
            <text:p>GGCCTCAGTGAGTTCCCCT</text:p>
          </table:table-cell>
          <table:table-cell table:style-name="ce1" office:value-type="string" calcext:value-type="string">
            <text:p>GCAGAGGCTAGATGACTACTACAA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17</text:p>
          </table:table-cell>
          <table:table-cell table:style-name="ce2" office:value-type="string" calcext:value-type="string">
            <text:p>Psme_SNP_isotig28857_865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GCCGGGCGGCGCTTGAAATACGAGTTGCCCTTCTTGCCGATGCTGACAATTGTGTACCCGACGCCGAGTTCGCGGAGCTCCTTCATGCGGCGCTCGGCCTTTTT[A/C]AGGATAAAATTGTTGTAGCCCCCGCAGAGGCCACGGTCACCCGTGACGACGACGATGGCGATCTTCTTGACGGGACGGACTTGCGTGAGCGGAATGTCGACGTCC</text:p>
          </table:table-cell>
          <table:table-cell table:style-name="ce1" office:value-type="string" calcext:value-type="string">
            <text:p>GGCGCTCGGCCTTTTTA</text:p>
          </table:table-cell>
          <table:table-cell table:style-name="ce1" office:value-type="string" calcext:value-type="string">
            <text:p>GGCGCTCGGCCTTTTTC</text:p>
          </table:table-cell>
          <table:table-cell table:style-name="ce1" office:value-type="string" calcext:value-type="string">
            <text:p>CGGGTGACCGTGGCCT</text:p>
          </table:table-cell>
          <table:table-cell table:style-name="ce1" office:value-type="string" calcext:value-type="string">
            <text:p>CGGAGCTCCTTCATGCG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55</text:p>
          </table:table-cell>
          <table:table-cell table:style-name="ce2" office:value-type="string" calcext:value-type="string">
            <text:p>Psme_SNP_isotig29089_304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AACAAAATTTAGACGACTAAGATAGTTTACCTAAATCCTTGAGAAAAACCTTCATATCAATTTGACGAACTAATAAATGCTTTTTCCACACAAGCACAACCATC[A/G]ATTTACTGCGTCACACCAAGCCATTTAGAAAAGTTTTCAAATTCCGTGTAGTCACTATCTGAAACCATAGTTTTGTACCAAGATTTTCCTGCTGCTTTGATTGCA</text:p>
          </table:table-cell>
          <table:table-cell table:style-name="ce1" office:value-type="string" calcext:value-type="string">
            <text:p>TCCACACAAGCACAACCATCA</text:p>
          </table:table-cell>
          <table:table-cell table:style-name="ce1" office:value-type="string" calcext:value-type="string">
            <text:p>CCACACAAGCACAACCATCG</text:p>
          </table:table-cell>
          <table:table-cell table:style-name="ce1" office:value-type="string" calcext:value-type="string">
            <text:p>TGGCTTGGTGTGACGCAGTA</text:p>
          </table:table-cell>
          <table:table-cell table:style-name="ce1" office:value-type="string" calcext:value-type="string">
            <text:p>CTTCATATCAATTTGACGAACTAATAAATGCT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33</text:p>
          </table:table-cell>
          <table:table-cell table:style-name="ce2" office:value-type="string" calcext:value-type="string">
            <text:p>Psme_SNP_isotig29188_59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TTCAATTTCTGATTCTTTTTAATTTCGCTGAAGGTACCTGGCACATGGCATTTTCGAAGCACAATTTTGCCTCAAGAGGTGAAAATACCAGCCATAGTTTCTCG[A/G]ATGACAACGTTTCATCAGAAGTTTATGGAAGAATTTCGTGACTAAGCATGTTGAATATATGTTTACTCGTGCATCAAGTTGAATCAAAGGTACTGCTTGATGTCA</text:p>
          </table:table-cell>
          <table:table-cell table:style-name="ce1" office:value-type="string" calcext:value-type="string">
            <text:p>TGAAAATACCAGCCATAGTTTCTCGA</text:p>
          </table:table-cell>
          <table:table-cell table:style-name="ce1" office:value-type="string" calcext:value-type="string">
            <text:p>GAAAATACCAGCCATAGTTTCTCGG</text:p>
          </table:table-cell>
          <table:table-cell table:style-name="ce1" office:value-type="string" calcext:value-type="string">
            <text:p>CTTCCATAAACTTCTGATGAAACGTTGTCA</text:p>
          </table:table-cell>
          <table:table-cell table:style-name="ce1" office:value-type="string" calcext:value-type="string">
            <text:p>GCACAATTTTGCCTCAAGAGGT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13</text:p>
          </table:table-cell>
          <table:table-cell table:style-name="ce2" office:value-type="string" calcext:value-type="string">
            <text:p>Psme_SNP_isotig29362_109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CAGATGAGCAAAGCTTTGTCTGGAAGCAAAGAACATTTAAAAACTGTTGACATTTGTACAGGTTCCACACACAATTCAGTTGTTTCAAGGTACTCAAAGTTGGT[C/T]GAGTCATTGTCATTGTGGTTTCCTGCACTTCCTCAAAGGCTGGGAAATCTTGGAATAGCGATACCTCAGGGAAAATTCATCCTTATTTTGGCCTCTACTTTATTA</text:p>
          </table:table-cell>
          <table:table-cell table:style-name="ce1" office:value-type="string" calcext:value-type="string">
            <text:p>GTTGTTTCAAGGTACTCAAAGTTGGTC</text:p>
          </table:table-cell>
          <table:table-cell table:style-name="ce1" office:value-type="string" calcext:value-type="string">
            <text:p>GTTGTTTCAAGGTACTCAAAGTTGGTT</text:p>
          </table:table-cell>
          <table:table-cell table:style-name="ce1" office:value-type="string" calcext:value-type="string">
            <text:p>CCAGCCTTTGAGGAAGTGCA</text:p>
          </table:table-cell>
          <table:table-cell table:style-name="ce1" office:value-type="string" calcext:value-type="string">
            <text:p>ACAGGTTCCACACACAATTCAG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70</text:p>
          </table:table-cell>
          <table:table-cell table:style-name="ce2" office:value-type="string" calcext:value-type="string">
            <text:p>Psme_SNP_isotig29519_28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AGGGACAAACCCGCCACTTTCTTCAGAAATCAAACCCGGGTGGCGCTGTAACAGTGCCCAGCTCTCACCAAACCGGTTCGGTTGGTTGCCTCTCGTGGCTGTTC[A/C]GCTGCTTTAAAAATTGTTGGGAATTCCAAAAAGTTGTCCTGTGCACTAAACGCCTATGATGAAACAACAGGCTCTGGTAACTTGCCTAGCAGTTATGGACAATTC</text:p>
          </table:table-cell>
          <table:table-cell table:style-name="ce1" office:value-type="string" calcext:value-type="string">
            <text:p>GCCTCTCGTGGCTGTTCA</text:p>
          </table:table-cell>
          <table:table-cell table:style-name="ce1" office:value-type="string" calcext:value-type="string">
            <text:p>GCCTCTCGTGGCTGTTCC</text:p>
          </table:table-cell>
          <table:table-cell table:style-name="ce1" office:value-type="string" calcext:value-type="string">
            <text:p>GGCGTTTAGTGCACAGGACAA</text:p>
          </table:table-cell>
          <table:table-cell table:style-name="ce1" office:value-type="string" calcext:value-type="string">
            <text:p>CCGGTTCGGTTGGTTGC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08</text:p>
          </table:table-cell>
          <table:table-cell table:style-name="ce2" office:value-type="string" calcext:value-type="string">
            <text:p>Psme_SNP_isotig29766_22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GCTTTTGGATATAGCAACACAATGACTATTCGTATGTTACAAATTTATGATGTAACAGAAGAAATTTCCCTGCTGCTTTTCCTACAGTATAATATCATTGATCC[A/G]TTCCCCAGACTCCTTGTCCTTTCATCAATAGGGAGGCAAAAAGAAGCTCATTCCAGATGTCAGGTACTCCAGGAAGACACCAATGACTACAGTCTGGCACAGAAG</text:p>
          </table:table-cell>
          <table:table-cell table:style-name="ce1" office:value-type="string" calcext:value-type="string">
            <text:p>TGCTTTTCCTACAGTATAATATCATTGATCCA</text:p>
          </table:table-cell>
          <table:table-cell table:style-name="ce1" office:value-type="string" calcext:value-type="string">
            <text:p>GCTTTTCCTACAGTATAATATCATTGATCCG</text:p>
          </table:table-cell>
          <table:table-cell table:style-name="ce1" office:value-type="string" calcext:value-type="string">
            <text:p>CCCTATTGATGAAAGGACAAGGAGTCT</text:p>
          </table:table-cell>
          <table:table-cell table:style-name="ce1" office:value-type="string" calcext:value-type="string">
            <text:p>ATGTAACAGAAGAAATTTCCCTGCT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23</text:p>
          </table:table-cell>
          <table:table-cell table:style-name="ce2" office:value-type="string" calcext:value-type="string">
            <text:p>Psme_SNP_isotig29832_34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AAATAACTATGTGATTTAATCCTTCAACTCTTCCAGCTTTGCTGTAGACTGGACTTGTATGGTTGGAAGCTCTAGAGGTTGATATTTAGGCTTCTTCATTTTCA[A/G]AAGAGCATACGTTATCCAGTACCAAAAAAGTAGTATGCGGCCTTCTTGAGCAAGTGCATCACCTACAGAACTTCCACTGAAGGACAGGCGTTCCAACACCTGTAA</text:p>
          </table:table-cell>
          <table:table-cell table:style-name="ce1" office:value-type="string" calcext:value-type="string">
            <text:p>TTGGTACTGGATAACGTATGCTCTTT</text:p>
          </table:table-cell>
          <table:table-cell table:style-name="ce1" office:value-type="string" calcext:value-type="string">
            <text:p>TTGGTACTGGATAACGTATGCTCTTC</text:p>
          </table:table-cell>
          <table:table-cell table:style-name="ce1" office:value-type="string" calcext:value-type="string">
            <text:p>GCTCTAGAGGTTGATATTTAGGCTTCTTCA</text:p>
          </table:table-cell>
          <table:table-cell table:style-name="ce1" office:value-type="string" calcext:value-type="string">
            <text:p>CAAGAAGGCCGCATACTACTTTT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99</text:p>
          </table:table-cell>
          <table:table-cell table:style-name="ce2" office:value-type="string" calcext:value-type="string">
            <text:p>Psme_SNP_isotig29965_732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GTATATACCAGGGCCAGCAGCAAAACAAGTATCAGGCTGGATGTGGACAAGAATGAACTTGTAGGGCTGATGTTTGTTGGTATCTCCATGTGCAGGGAAGAGGT[A/G]TTTACAAGCCCATGACAGTGCACTCATACTTTCTTGGGATTCATCCACAGCCACAACAACAGTCTTGCACTTTCCTTCCATCTGATCGTCCTATACACAGACTTT</text:p>
          </table:table-cell>
          <table:table-cell table:style-name="ce1" office:value-type="string" calcext:value-type="string">
            <text:p>GCACTGTCATGGGCTTGTAAAT</text:p>
          </table:table-cell>
          <table:table-cell table:style-name="ce1" office:value-type="string" calcext:value-type="string">
            <text:p>GCACTGTCATGGGCTTGTAAAC</text:p>
          </table:table-cell>
          <table:table-cell table:style-name="ce1" office:value-type="string" calcext:value-type="string">
            <text:p>TCTCCATGTGCAGGGAAGAGG</text:p>
          </table:table-cell>
          <table:table-cell table:style-name="ce1" office:value-type="string" calcext:value-type="string">
            <text:p>CTGTGGATGAATCCCAAGAAAGT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94</text:p>
          </table:table-cell>
          <table:table-cell table:style-name="ce2" office:value-type="string" calcext:value-type="string">
            <text:p>Psme_SNP_isotig30407_160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CATGATACTTCCCCATATTTTTGTCATACTGATGCAACTGCCCAAAAAGATCTTGTAAATCTGTAGCTACCCTTTCTTGCTGAGGATCATACTGCAGTGCCCCT[C/T]GCCTAACCATAGATTTATAAAGCAAAAGCGGACCTGCTACAGAATATGTTTATTTAAACAATTTATAAGAACTTTGGTAACATAACACTGAACAGGGATTGAAAA</text:p>
          </table:table-cell>
          <table:table-cell table:style-name="ce1" office:value-type="string" calcext:value-type="string">
            <text:p>ATCATACTGCAGTGCCCCTC</text:p>
          </table:table-cell>
          <table:table-cell table:style-name="ce1" office:value-type="string" calcext:value-type="string">
            <text:p>ATCATACTGCAGTGCCCCTT</text:p>
          </table:table-cell>
          <table:table-cell table:style-name="ce1" office:value-type="string" calcext:value-type="string">
            <text:p>GTAGCAGGTCCGCTTTTGCTT</text:p>
          </table:table-cell>
          <table:table-cell table:style-name="ce1" office:value-type="string" calcext:value-type="string">
            <text:p>GCTACCCTTTCTTGCTGAGG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05</text:p>
          </table:table-cell>
          <table:table-cell table:style-name="ce2" office:value-type="string" calcext:value-type="string">
            <text:p>Psme_SNP_isotig30563_73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TCTGGCGTGCCATAATGTTTCTGTGAATACCAAGGAACGGACATAGATTGCTTACGAATATCTCCAGCAGCCCAGTAGCCCATTTCTTCGTCTGGACAAGACTG[C/T]CTGGACCGTTTGCTGGTGCACTTCCCATGAAGGCTGGCTCCTCAGGTATGCAGAGTACAGAATGCCAACCCAGGCAATGTATTCTGAACCCAGTTATAACATCCT</text:p>
          </table:table-cell>
          <table:table-cell table:style-name="ce1" office:value-type="string" calcext:value-type="string">
            <text:p>TCTTCGTCTGGACAAGACTGC</text:p>
          </table:table-cell>
          <table:table-cell table:style-name="ce1" office:value-type="string" calcext:value-type="string">
            <text:p>ATTTCTTCGTCTGGACAAGACTGT</text:p>
          </table:table-cell>
          <table:table-cell table:style-name="ce1" office:value-type="string" calcext:value-type="string">
            <text:p>GGAGCCAGCCTTCATGGGA</text:p>
          </table:table-cell>
          <table:table-cell table:style-name="ce1" office:value-type="string" calcext:value-type="string">
            <text:p>CAGCCCAGTAGCCCATTT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31</text:p>
          </table:table-cell>
          <table:table-cell table:style-name="ce2" office:value-type="string" calcext:value-type="string">
            <text:p>Psme_SNP_isotig30620_10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TGAAACCCTGATATTTTTTGTGTTTAGAGTTATACAATACACAAGAAGGTGCACAACTTAGTAGACACGATTCATCTCTATCATTTAGGTGTCATTGCTTGCAA[A/G]TTGCCAAACATAGAGACAATCGAGCATTTTAACTCTCTTCTAGTGTCACTTCCGTTTTGTAAGAGACCATTTCAGATTACAAATTAGGAGAAATGTTGCGGGGTG</text:p>
          </table:table-cell>
          <table:table-cell table:style-name="ce1" office:value-type="string" calcext:value-type="string">
            <text:p>ATCATTTAGGTGTCATTGCTTGCAAA</text:p>
          </table:table-cell>
          <table:table-cell table:style-name="ce1" office:value-type="string" calcext:value-type="string">
            <text:p>TCATTTAGGTGTCATTGCTTGCAAG</text:p>
          </table:table-cell>
          <table:table-cell table:style-name="ce1" office:value-type="string" calcext:value-type="string">
            <text:p>TGCTCGATTGTCTCTATGTTTGGCA</text:p>
          </table:table-cell>
          <table:table-cell table:style-name="ce1" office:value-type="string" calcext:value-type="string">
            <text:p>GCACAACTTAGTAGACACGATTCA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16</text:p>
          </table:table-cell>
          <table:table-cell table:style-name="ce2" office:value-type="string" calcext:value-type="string">
            <text:p>Psme_SNP_isotig30762_26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ATTGAAATCCACACTTATTAAAGAATTAGATCAGACCCCAAAACTTAATGTAGGCCAAATGCTCGTTTCGCTGAATCTAGAGTATTGGACAGAAGCATTGCAAT[C/T]GTCATCGGACCAACACCACCAGGTACAGGAGTTATTGCTGAGACTATTCTTGAGGCCTCCTCATAGCAAACATCACCAACTAATCGGTAACCTCTTTTACTATTG</text:p>
          </table:table-cell>
          <table:table-cell table:style-name="ce1" office:value-type="string" calcext:value-type="string">
            <text:p>GAGTATTGGACAGAAGCATTGCAATC</text:p>
          </table:table-cell>
          <table:table-cell table:style-name="ce1" office:value-type="string" calcext:value-type="string">
            <text:p>GAGTATTGGACAGAAGCATTGCAATT</text:p>
          </table:table-cell>
          <table:table-cell table:style-name="ce1" office:value-type="string" calcext:value-type="string">
            <text:p>ACCTGGTGGTGTTGGTCCG</text:p>
          </table:table-cell>
          <table:table-cell table:style-name="ce1" office:value-type="string" calcext:value-type="string">
            <text:p>AAATGCTCGTTTCGCTGAATCT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29</text:p>
          </table:table-cell>
          <table:table-cell table:style-name="ce2" office:value-type="string" calcext:value-type="string">
            <text:p>Psme_SNP_isotig30884_12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GGTTAGGAGCTAACCGTGAGGCCTTTGGCCTTTTGCCTAACCCGGTGGAGACATTGTCGGGGAATTTGCCGGAGAATCTGATCCGGACGGCAAGTATTTCCAGT[C/T]GCACCGAACTCCAGCCAACACAGAATTTAGGAAAAATGCAGAAGAATACACCAGAACTCCACTCCCCCAATTATATGCGGAATTAGACTCTGCAGCAGATAATTC</text:p>
          </table:table-cell>
          <table:table-cell table:style-name="ce1" office:value-type="string" calcext:value-type="string">
            <text:p>GGACGGCAAGTATTTCCAGTC</text:p>
          </table:table-cell>
          <table:table-cell table:style-name="ce1" office:value-type="string" calcext:value-type="string">
            <text:p>CGGACGGCAAGTATTTCCAGTT</text:p>
          </table:table-cell>
          <table:table-cell table:style-name="ce1" office:value-type="string" calcext:value-type="string">
            <text:p>TCCTAAATTCTGTGTTGGCTGGAGT</text:p>
          </table:table-cell>
          <table:table-cell table:style-name="ce1" office:value-type="string" calcext:value-type="string">
            <text:p>GGGAATTTGCCGGAGAATCT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36</text:p>
          </table:table-cell>
          <table:table-cell table:style-name="ce2" office:value-type="string" calcext:value-type="string">
            <text:p>Psme_SNP_isotig31241_516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ACAAACCTGCAGTCTTACTTACATTCCAACTCATCCGCTGAAATAAGCAGCAATGCATTTTGGATGGAGTGAAGCATAAAAAATTGATAGAACTCTGTTTATCA[G/T]ATCTCTCGCAAGCATTTAACCGATGTAACTAGCAGAATCTTGAAAAGAAGCATCAAAAAGAGCAACACAAGATACAACTAGAACTTGCTTGTATTCTTGAGAAGC</text:p>
          </table:table-cell>
          <table:table-cell table:style-name="ce1" office:value-type="string" calcext:value-type="string">
            <text:p>CGGTTAAATGCTTGCGAGAGATC</text:p>
          </table:table-cell>
          <table:table-cell table:style-name="ce1" office:value-type="string" calcext:value-type="string">
            <text:p>TCGGTTAAATGCTTGCGAGAGATA</text:p>
          </table:table-cell>
          <table:table-cell table:style-name="ce1" office:value-type="string" calcext:value-type="string">
            <text:p>AGCAGCAATGCATTTTGGATGGA</text:p>
          </table:table-cell>
          <table:table-cell table:style-name="ce1" office:value-type="string" calcext:value-type="string">
            <text:p>TCAAGATTCTGCTAGTTACATCGGT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57</text:p>
          </table:table-cell>
          <table:table-cell table:style-name="ce2" office:value-type="string" calcext:value-type="string">
            <text:p>Psme_SNP_isotig31520_59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CCGGTGCAACAGGCTTTACAATCGCTGCTTGCTGCTTAATATAGTTATAAAGTTCTACATGGAATGGATGATCTGGAGAAAAACAATCTACTGTCTTGCCGTTA[C/T]TATGTTTGGATGACCCCGAGCCTTCCTGTCTACTGAAATGAGGAAGAACATCATAGTCCATTACCTGCAGAGAGTAATTGTGATGTCAATTATACTAGACAATCC</text:p>
          </table:table-cell>
          <table:table-cell table:style-name="ce1" office:value-type="string" calcext:value-type="string">
            <text:p>AAAAACAATCTACTGTCTTGCCGTTAC</text:p>
          </table:table-cell>
          <table:table-cell table:style-name="ce1" office:value-type="string" calcext:value-type="string">
            <text:p>GAAAAACAATCTACTGTCTTGCCGTTAT</text:p>
          </table:table-cell>
          <table:table-cell table:style-name="ce1" office:value-type="string" calcext:value-type="string">
            <text:p>CAGGAAGGCTCGGGGTCA</text:p>
          </table:table-cell>
          <table:table-cell table:style-name="ce1" office:value-type="string" calcext:value-type="string">
            <text:p>TCTACATGGAATGGATGATCTGGA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38</text:p>
          </table:table-cell>
          <table:table-cell table:style-name="ce2" office:value-type="string" calcext:value-type="string">
            <text:p>Psme_SNP_isotig32392_241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AGTTGAACTTTAAACTTACTTTCATTGGCTGGTGAAGTTGATACCATGATCGATCATTGTTACCAGCTTCTTTTAGATTCTCCTTATGGCGTGCTTTTGCAATT[C/T]GAAGCATCAGTGATAAAGCCTGAAATGCATCATCCAGATATTCAAGACTTGAACTGTATGGCCCAAGACCACTTTTTAAAGCCTTGGCATCTTCCTCTAATGGAC</text:p>
          </table:table-cell>
          <table:table-cell table:style-name="ce1" office:value-type="string" calcext:value-type="string">
            <text:p>CAGGCTTTATCACTGATGCTTCG</text:p>
          </table:table-cell>
          <table:table-cell table:style-name="ce1" office:value-type="string" calcext:value-type="string">
            <text:p>TCAGGCTTTATCACTGATGCTTCA</text:p>
          </table:table-cell>
          <table:table-cell table:style-name="ce1" office:value-type="string" calcext:value-type="string">
            <text:p>TTCTCCTTATGGCGTGCTTTTGC</text:p>
          </table:table-cell>
          <table:table-cell table:style-name="ce1" office:value-type="string" calcext:value-type="string">
            <text:p>AAGTCTTGAATATCTGGATGATGCATT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78</text:p>
          </table:table-cell>
          <table:table-cell table:style-name="ce2" office:value-type="string" calcext:value-type="string">
            <text:p>Psme_SNP_isotig32415_508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TGTTTCCAAATCATATAAATAGCCCATTTTCAGAATCTCAATACAGGCGTTTCTACTCACAATCTCACTGGAAATGAATTTGTCCAATTTCACCAGCAACAACT[G/T]CACTTGGAAGAAATGGGCGAGCTTCACAAGCTCTCTGTAATTCGCCTGCATTTCTTCAGAGCTCACTTGGGCAGTGTACAGAAATTTCAGAAACGTTTTAAAACT</text:p>
          </table:table-cell>
          <table:table-cell table:style-name="ce1" office:value-type="string" calcext:value-type="string">
            <text:p>TCCAATTTCACCAGCAACAACTG</text:p>
          </table:table-cell>
          <table:table-cell table:style-name="ce1" office:value-type="string" calcext:value-type="string">
            <text:p>GTCCAATTTCACCAGCAACAACTT</text:p>
          </table:table-cell>
          <table:table-cell table:style-name="ce1" office:value-type="string" calcext:value-type="string">
            <text:p>GCTCGCCCATTTCTTCCAAGT</text:p>
          </table:table-cell>
          <table:table-cell table:style-name="ce1" office:value-type="string" calcext:value-type="string">
            <text:p>CGTTTCTACTCACAATCTCACTGGA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42</text:p>
          </table:table-cell>
          <table:table-cell table:style-name="ce2" office:value-type="string" calcext:value-type="string">
            <text:p>Psme_SNP_isotig32644_1187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TGCACGACCTAAAAGGTCAACAATGCATGCATGGTGCTCAACTCTTGGTATAATGCCATAAGCTTGGCTCATTAAATCTAAGTACTTGAAAGCTTCATCCACTA[G/T]GCCTGCATGGCCACATGCAGAGAGAAGGGCAATAAAGGTAATATGGTTCAGCTTCATGCCAGCATACTCCATCTGTTGGAATAGTTGGAAAACATTCTTCACAAG</text:p>
          </table:table-cell>
          <table:table-cell table:style-name="ce1" office:value-type="string" calcext:value-type="string">
            <text:p>TCTAAGTACTTGAAAGCTTCATCCACTAG</text:p>
          </table:table-cell>
          <table:table-cell table:style-name="ce1" office:value-type="string" calcext:value-type="string">
            <text:p>ATCTAAGTACTTGAAAGCTTCATCCACTAT</text:p>
          </table:table-cell>
          <table:table-cell table:style-name="ce1" office:value-type="string" calcext:value-type="string">
            <text:p>CCCTTCTCTCTGCATGTGGC</text:p>
          </table:table-cell>
          <table:table-cell table:style-name="ce1" office:value-type="string" calcext:value-type="string">
            <text:p>GCCATAAGCTTGGCTCATTAAATC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280918</text:p>
          </table:table-cell>
          <table:table-cell table:style-name="ce2" office:value-type="string" calcext:value-type="string">
            <text:p>Psme_SNP_isotig32822_74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AAGTTTCATTTTAACATCAGAAATGTTTATTCTACTCAATCATGATAACCTCTGTTGTTCATTTTCAAGCTGTTACTACAGTGGGCATTATTTTGTCAGAGATG[A/G]GCTTCATTCAATATTAGCAATGTATATTTGGCTCAACTGAATCATACAAAAATATTAAGCTGACAATGGATATCAATCCAATTCCATTGCCTCCAGCACAAACCA</text:p>
          </table:table-cell>
          <table:table-cell table:style-name="ce1" office:value-type="string" calcext:value-type="string">
            <text:p>GCCAAATATACATTGCTAATATTGAATGAAGCT</text:p>
          </table:table-cell>
          <table:table-cell table:style-name="ce1" office:value-type="string" calcext:value-type="string">
            <text:p>CCAAATATACATTGCTAATATTGAATGAAGCC</text:p>
          </table:table-cell>
          <table:table-cell table:style-name="ce1" office:value-type="string" calcext:value-type="string">
            <text:p>ACTACAGTGGGCATTATTTTGTCAGAGA</text:p>
          </table:table-cell>
          <table:table-cell table:style-name="ce1" office:value-type="string" calcext:value-type="string">
            <text:p>AGCTTAATATTTTTGTATGATTCAGTTGAGC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71</text:p>
          </table:table-cell>
          <table:table-cell table:style-name="ce2" office:value-type="string" calcext:value-type="string">
            <text:p>Psme_SNP_isotig32843_50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TTTTCCATGTCAAAGATTATGGTTTTTATGTCTTTCTTAGTTGAAGACCACCCTTCCTGAAACGACTGTGGCAGATTTTCTAAGACGCGGCTGAATCTATCGGT[C/T]CCCTGAGACTGGAAATCCATTCGATGATGATGATGATTATCAGTTTGTTCTTTGTCGACTGGCAGGCCGTTGCTGGCAATTGCGTTTGCGATCTTTGCTTGCTCG</text:p>
          </table:table-cell>
          <table:table-cell table:style-name="ce1" office:value-type="string" calcext:value-type="string">
            <text:p>CGCGGCTGAATCTATCGGTC</text:p>
          </table:table-cell>
          <table:table-cell table:style-name="ce1" office:value-type="string" calcext:value-type="string">
            <text:p>CGCGGCTGAATCTATCGGTT</text:p>
          </table:table-cell>
          <table:table-cell table:style-name="ce1" office:value-type="string" calcext:value-type="string">
            <text:p>GGCCTGCCAGTCGACAAA</text:p>
          </table:table-cell>
          <table:table-cell table:style-name="ce1" office:value-type="string" calcext:value-type="string">
            <text:p>CGACTGTGGCAGATTTTCTAAGAC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81</text:p>
          </table:table-cell>
          <table:table-cell table:style-name="ce2" office:value-type="string" calcext:value-type="string">
            <text:p>Psme_SNP_isotig33209_432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AAAGTGGAAAGGAATCAATACATGGAGTCAAAACTGGGGACATACCACCCTAATTCATTGACAATTTTGTTCAATCTCTCTTCCTGACTTTTAGAGTTTCCAAA[A/C]GCAGTTGTAAACGGATATACATAAATCACTTTCCTGGCCATACATCTATATGTCACTACATCTCTTTTCACCAAGAATTCCAATACATCCGGACCCAATGATCCA</text:p>
          </table:table-cell>
          <table:table-cell table:style-name="ce1" office:value-type="string" calcext:value-type="string">
            <text:p>TCTCTTCCTGACTTTTAGAGTTTCCAAAA</text:p>
          </table:table-cell>
          <table:table-cell table:style-name="ce1" office:value-type="string" calcext:value-type="string">
            <text:p>CTCTTCCTGACTTTTAGAGTTTCCAAAC</text:p>
          </table:table-cell>
          <table:table-cell table:style-name="ce1" office:value-type="string" calcext:value-type="string">
            <text:p>GCCAGGAAAGTGATTTATGTATATCCGTTTACA</text:p>
          </table:table-cell>
          <table:table-cell table:style-name="ce1" office:value-type="string" calcext:value-type="string">
            <text:p>CCACCCTAATTCATTGACAATTTTGTT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73</text:p>
          </table:table-cell>
          <table:table-cell table:style-name="ce2" office:value-type="string" calcext:value-type="string">
            <text:p>Psme_SNP_isotig33574_95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TCGTTTCTTCTTCTACTTTGCAGAACGCTCGGCAAAGAAAAGGATACAGAGACTTGAGAAAACTACACCAAGGGGGTTGGAACGCATTCCGTCTGCCAGTCAAA[A/G]AGCAGTGCTGAATTTTACATCGCCAGCATCTTGAATTCAGTCAGGAAGAGGAACGGACGGTGTTGTCGCGACCCGCCACTATCAAATTTGCAGATTTTCTGTATT</text:p>
          </table:table-cell>
          <table:table-cell table:style-name="ce1" office:value-type="string" calcext:value-type="string">
            <text:p>CATTCCGTCTGCCAGTCAAAA</text:p>
          </table:table-cell>
          <table:table-cell table:style-name="ce1" office:value-type="string" calcext:value-type="string">
            <text:p>CATTCCGTCTGCCAGTCAAAG</text:p>
          </table:table-cell>
          <table:table-cell table:style-name="ce1" office:value-type="string" calcext:value-type="string">
            <text:p>CCGTCCGTTCCTCTTCCTGA</text:p>
          </table:table-cell>
          <table:table-cell table:style-name="ce1" office:value-type="string" calcext:value-type="string">
            <text:p>GGGTTGGAACGCATTCCG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10</text:p>
          </table:table-cell>
          <table:table-cell table:style-name="ce2" office:value-type="string" calcext:value-type="string">
            <text:p>Psme_SNP_isotig33841_118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TGCAATGCAGAATCAGAACTGCAGCTCCGTAAGTTTTTTACATTCCACTTGTACCTTATAGAGTTATCATGTATAATTCTTTTGTTGTTATGGAATAAAAAGGT[C/T]GAGACAATTTCGGGGCGAGTTATGGTGGAAATGGATTTATGGTGAAAACGGAAATGGCTAAAGAGTCCAATCATTTGTGAGTCTCTTTCTTCTTCTGGCCCTGCC</text:p>
          </table:table-cell>
          <table:table-cell table:style-name="ce1" office:value-type="string" calcext:value-type="string">
            <text:p>TCGCCCCGAAATTGTCTCG</text:p>
          </table:table-cell>
          <table:table-cell table:style-name="ce1" office:value-type="string" calcext:value-type="string">
            <text:p>TCGCCCCGAAATTGTCTCA</text:p>
          </table:table-cell>
          <table:table-cell table:style-name="ce1" office:value-type="string" calcext:value-type="string">
            <text:p>GAGTTATCATGTATAATTCTTTTGTTGTTATGGAATAAAA</text:p>
          </table:table-cell>
          <table:table-cell table:style-name="ce1" office:value-type="string" calcext:value-type="string">
            <text:p>CCATTTCCACCATAACTCGCC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98</text:p>
          </table:table-cell>
          <table:table-cell table:style-name="ce2" office:value-type="string" calcext:value-type="string">
            <text:p>Psme_SNP_isotig34128_48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TGAAATTCAGCACCATACAAGTGTTTATATACAATTCTTGGTTATTAACTTTGACTTTCAGTCAAAACTTCAACTAATCTTTTCAAAAGATTCAACCCGAACAC[C/T]GCATCTTCACAGTTTATTTTGACTAATACCGGCAATTCTGTACCACTGTAACACTCTTCTGCAGTCACTGTAATCAAACAAGGTGTGAAGCCTGACAATGTCTCG</text:p>
          </table:table-cell>
          <table:table-cell table:style-name="ce1" office:value-type="string" calcext:value-type="string">
            <text:p>TTCAAAAGATTCAACCCGAACACC</text:p>
          </table:table-cell>
          <table:table-cell table:style-name="ce1" office:value-type="string" calcext:value-type="string">
            <text:p>TTTTCAAAAGATTCAACCCGAACACT</text:p>
          </table:table-cell>
          <table:table-cell table:style-name="ce1" office:value-type="string" calcext:value-type="string">
            <text:p>TGCCGGTATTAGTCAAAATAAACTGTGAAGA</text:p>
          </table:table-cell>
          <table:table-cell table:style-name="ce1" office:value-type="string" calcext:value-type="string">
            <text:p>CTTTGACTTTCAGTCAAAACTTCAACT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49</text:p>
          </table:table-cell>
          <table:table-cell table:style-name="ce2" office:value-type="string" calcext:value-type="string">
            <text:p>Psme_SNP_isotig34150_93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CTCTTCCAAAATGCCAAGATCCTCAAATATCCAAGTGACTGATGTAAAATAAGCTTCTCGACGCATTTCCTTGTTACAACTCTATTTCAAATCATTGATTCTAC[A/C]TAATGCAAGGATTGACTAAGCATAAAATATTAAGTAAATGAATAGGTTGTAACAATATTTCTTTGTCCATGTGGAGCTGAAAGAAAGAATCTGCGGCTACTGAAA</text:p>
          </table:table-cell>
          <table:table-cell table:style-name="ce1" office:value-type="string" calcext:value-type="string">
            <text:p>CTTGTTACAACTCTATTTCAAATCATTGATTCTACA</text:p>
          </table:table-cell>
          <table:table-cell table:style-name="ce1" office:value-type="string" calcext:value-type="string">
            <text:p>TGTTACAACTCTATTTCAAATCATTGATTCTACC</text:p>
          </table:table-cell>
          <table:table-cell table:style-name="ce1" office:value-type="string" calcext:value-type="string">
            <text:p>CATTTACTTAATATTTTATGCTTAGTCAATCCTTGCATTA</text:p>
          </table:table-cell>
          <table:table-cell table:style-name="ce1" office:value-type="string" calcext:value-type="string">
            <text:p>GCTTCTCGACGCATTTCCT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41</text:p>
          </table:table-cell>
          <table:table-cell table:style-name="ce2" office:value-type="string" calcext:value-type="string">
            <text:p>Psme_SNP_isotig34346_104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GAAGCTTCAAATTTACTTGATTATCAGCGAAAGCCAGGAGATGCAAACCGTGACCCTCAATAGACACAATCACAGGCAGCACCCATGACCCTATAGTTTTTTCA[A/G]TAGCAACTGCTAACTGTCCAAAGGGAATAGGCAACTCTTTTGCTTTCCCGCAACAGTAATGTGTGACAGTAATTAATGAACGGCCACAGCTATAAAACAACTTTG</text:p>
          </table:table-cell>
          <table:table-cell table:style-name="ce1" office:value-type="string" calcext:value-type="string">
            <text:p>CCTTTGGACAGTTAGCAGTTGCTAT</text:p>
          </table:table-cell>
          <table:table-cell table:style-name="ce1" office:value-type="string" calcext:value-type="string">
            <text:p>CTTTGGACAGTTAGCAGTTGCTAC</text:p>
          </table:table-cell>
          <table:table-cell table:style-name="ce1" office:value-type="string" calcext:value-type="string">
            <text:p>GGCAGCACCCATGACCC</text:p>
          </table:table-cell>
          <table:table-cell table:style-name="ce1" office:value-type="string" calcext:value-type="string">
            <text:p>GGAAAGCAAAAGAGTTGCCTATTC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44</text:p>
          </table:table-cell>
          <table:table-cell table:style-name="ce2" office:value-type="string" calcext:value-type="string">
            <text:p>Psme_SNP_isotig34796_42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GCAGTCTACTGTATCATTTTTTCCAGATAGGAGCATTACTCTTGGCAATCTCATGGGCATGACCCCAAAGCATAATACAACCAGGTATGGTAACAACAAAATTG[C/T]CTCTCATTATAAGACACAGATGAAACCTAAGAATAGTCTCAGGGCGACTTGGAGGCTTTTGATTGGGTGCATACATAAGGATGATTCTGATGTAGACAAGAAGAA</text:p>
          </table:table-cell>
          <table:table-cell table:style-name="ce1" office:value-type="string" calcext:value-type="string">
            <text:p>ACCAGGTATGGTAACAACAAAATTGC</text:p>
          </table:table-cell>
          <table:table-cell table:style-name="ce1" office:value-type="string" calcext:value-type="string">
            <text:p>AACCAGGTATGGTAACAACAAAATTGT</text:p>
          </table:table-cell>
          <table:table-cell table:style-name="ce1" office:value-type="string" calcext:value-type="string">
            <text:p>CCTCCAAGTCGCCCTGAGA</text:p>
          </table:table-cell>
          <table:table-cell table:style-name="ce1" office:value-type="string" calcext:value-type="string">
            <text:p>GCATGACCCCAAAGCATAATACA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363</text:p>
          </table:table-cell>
          <table:table-cell table:style-name="ce2" office:value-type="string" calcext:value-type="string">
            <text:p>Psme_SNP_isotig35684_283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AACATTCCATAGTCTAAAAGTTTTTGATTAAAATTGGTCAAGCTAAAACTTTAGCTCTACAACATGGGCAATGTTGATTGTTACTCAACCACGGAACCAGGCAA[G/T]ATGAGTGAAACTTGTGGCTACATGGAAGATGGATAAGCACCTGATTCAGTTGGAAGCATTCTAAGCATACAGCACAATCCTCCTTTTCTGAAGCTCTTGATTTTA</text:p>
          </table:table-cell>
          <table:table-cell table:style-name="ce1" office:value-type="string" calcext:value-type="string">
            <text:p>CATGTAGCCACAAGTTTCACTCATC</text:p>
          </table:table-cell>
          <table:table-cell table:style-name="ce1" office:value-type="string" calcext:value-type="string">
            <text:p>CCATGTAGCCACAAGTTTCACTCATA</text:p>
          </table:table-cell>
          <table:table-cell table:style-name="ce1" office:value-type="string" calcext:value-type="string">
            <text:p>CTCAACCACGGAACCAGGC</text:p>
          </table:table-cell>
          <table:table-cell table:style-name="ce1" office:value-type="string" calcext:value-type="string">
            <text:p>GAATCAGGTGCTTATCCATCTTCC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REV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20974FSTP21T1</text:p>
          </table:table-cell>
          <table:table-cell table:style-name="ce1" office:value-type="string" calcext:value-type="string">
            <text:p>GTA0306403</text:p>
          </table:table-cell>
          <table:table-cell table:style-name="ce2" office:value-type="string" calcext:value-type="string">
            <text:p>Psme_SNP_PMUSI_66074_245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TTCCACTACCACCAATATGCGAGCTATGGCCATCAAACTTGTCTCACAAAATGATAAATAAACTTTGTAAAAGTTCCCTATTTCCTTGAAACAACATTTAACCA[A/C]TTACTCCACTAGGAGACTCCACAACTGTCCCAAATCAACATTAGTTCCAACATTTAAACCTTTGCATCAAAGAACGTCTACCATCTCTTCATAAATAGGGGAGTG</text:p>
          </table:table-cell>
          <table:table-cell table:style-name="ce1" office:value-type="string" calcext:value-type="string">
            <text:p>CCCTATTTCCTTGAAACAACATTTAACCAA</text:p>
          </table:table-cell>
          <table:table-cell table:style-name="ce1" office:value-type="string" calcext:value-type="string">
            <text:p>CCCTATTTCCTTGAAACAACATTTAACCAC</text:p>
          </table:table-cell>
          <table:table-cell table:style-name="ce1" office:value-type="string" calcext:value-type="string">
            <text:p>GGGACAGTTGTGGAGTCTCCT</text:p>
          </table:table-cell>
          <table:table-cell table:style-name="ce1" office:value-type="string" calcext:value-type="string">
            <text:p>CCATCAAACTTGTCTCACAAAATGA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string" calcext:value-type="string">
            <text:p>FWD</text:p>
          </table:table-cell>
          <table:table-cell table:number-columns-repeated="16367"/>
        </table:table-row>
        <table:table-row table:style-name="ro1" table:number-rows-repeated="1048481">
          <table:table-cell table:number-columns-repeated="16379"/>
        </table:table-row>
        <table:table-row table:style-name="ro1"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ssays" style:display-name="PageStyle_Assay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saac Kim</meta:initial-creator>
    <meta:creation-date>2021-10-12T21:55:38</meta:creation-date>
    <dc:date>2024-05-28T00:17:38.175284154</dc:date>
    <meta:editing-cycles>3</meta:editing-cycles>
    <meta:editing-duration>PT28M39S</meta:editing-duration>
    <meta:generator>LibreOffice/7.6.6.3$Linux_X86_64 LibreOffice_project/60$Build-3</meta:generator>
    <meta:document-statistic meta:table-count="1" meta:cell-count="1128" meta:object-count="0"/>
  </office:meta>
</office:document-meta>
</file>